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26.39pt"/>
    </style:style>
    <style:style style:name="co5" style:family="table-column">
      <style:table-column-properties fo:break-before="auto" style:column-width="36.79pt"/>
    </style:style>
    <style:style style:name="co6" style:family="table-column">
      <style:table-column-properties fo:break-before="auto" style:column-width="11.11pt"/>
    </style:style>
    <style:style style:name="co7" style:family="table-column">
      <style:table-column-properties fo:break-before="auto" style:column-width="33.36pt"/>
    </style:style>
    <style:style style:name="co8" style:family="table-column">
      <style:table-column-properties fo:break-before="auto" style:column-width="27.1pt"/>
    </style:style>
    <style:style style:name="co9" style:family="table-column">
      <style:table-column-properties fo:break-before="auto" style:column-width="31.95pt"/>
    </style:style>
    <style:style style:name="co10" style:family="table-column">
      <style:table-column-properties fo:break-before="auto" style:column-width="37.5pt"/>
    </style:style>
    <style:style style:name="co11" style:family="table-column">
      <style:table-column-properties fo:break-before="auto" style:column-width="9.69pt"/>
    </style:style>
    <style:style style:name="co12" style:family="table-column">
      <style:table-column-properties fo:break-before="auto" style:column-width="30.56pt"/>
    </style:style>
    <style:style style:name="co13" style:family="table-column">
      <style:table-column-properties fo:break-before="auto" style:column-width="10.46pt"/>
    </style:style>
    <style:style style:name="co14" style:family="table-column">
      <style:table-column-properties fo:break-before="auto" style:column-width="36.11pt"/>
    </style:style>
    <style:style style:name="co15" style:family="table-column">
      <style:table-column-properties fo:break-before="auto" style:column-width="8.36pt"/>
    </style:style>
    <style:style style:name="co16" style:family="table-column">
      <style:table-column-properties fo:break-before="auto" style:column-width="25.71pt"/>
    </style:style>
    <style:style style:name="co17" style:family="table-column">
      <style:table-column-properties fo:break-before="auto" style:column-width="40.99pt"/>
    </style:style>
    <style:style style:name="co18" style:family="table-column">
      <style:table-column-properties fo:break-before="auto" style:column-width="6.94pt"/>
    </style:style>
    <style:style style:name="co19" style:family="table-column">
      <style:table-column-properties fo:break-before="auto" style:column-width="51.39pt"/>
    </style:style>
    <style:style style:name="co20" style:family="table-column">
      <style:table-column-properties fo:break-before="auto" style:column-width="7.65pt"/>
    </style:style>
    <style:style style:name="co21" style:family="table-column">
      <style:table-column-properties fo:break-before="auto" style:column-width="22.96pt"/>
    </style:style>
    <style:style style:name="co22" style:family="table-column">
      <style:table-column-properties fo:break-before="auto" style:column-width="48.61pt"/>
    </style:style>
    <style:style style:name="co23" style:family="table-column">
      <style:table-column-properties fo:break-before="auto" style:column-width="29.14pt"/>
    </style:style>
    <style:style style:name="co24" style:family="table-column">
      <style:table-column-properties fo:break-before="auto" style:column-width="35.46pt"/>
    </style:style>
    <style:style style:name="co25" style:family="table-column">
      <style:table-column-properties fo:break-before="auto" style:column-width="39.6pt"/>
    </style:style>
    <style:style style:name="co2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9" table:visibility="collapse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86" table:default-cell-style-name="Default"/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5"/>
          <table:table-cell table:style-name="ce1" table:number-columns-repeated="12"/>
          <table:table-cell table:number-columns-repeated="8"/>
          <table:table-cell table:style-name="ce19" table:formula="of:=SUM([.W5:.W1003])" office:value-type="float" office:value="34468.3776" calcext:value-type="float">
            <text:p>34468.38</text:p>
          </table:table-cell>
          <table:table-cell table:number-columns-repeated="1001"/>
        </table:table-row>
        <table:table-row table:style-name="ro1">
          <table:table-cell/>
          <table:table-cell table:style-name="ce5"/>
          <table:table-cell table:style-name="ce1" table:number-columns-repeated="4"/>
          <table:table-cell table:style-name="ce12" table:number-columns-repeated="2"/>
          <table:table-cell table:style-name="ce1" table:number-columns-repeated="6"/>
          <table:table-cell table:style-name="ce12"/>
          <table:table-cell table:number-columns-repeated="11"/>
          <table:table-cell table:style-name="ce25"/>
          <table:table-cell table:style-name="ce26" office:value-type="string" calcext:value-type="string" table:number-columns-spanned="11" table:number-rows-spanned="1">
            <text:p>Тарифи</text:p>
          </table:table-cell>
          <table:covered-table-cell table:number-columns-repeated="10"/>
          <table:table-cell table:number-columns-repeated="986"/>
        </table:table-row>
        <table:table-row table:style-name="ro2">
          <table:table-cell table:style-name="ce2" office:value-type="string" calcext:value-type="string" table:number-columns-spanned="1" table:number-rows-spanned="2">
            <text:p>Дата</text:p>
            <text:p>станом на</text:p>
          </table:table-cell>
          <table:table-cell table:style-name="ce6" office:value-type="string" calcext:value-type="string" table:number-columns-spanned="4" table:number-rows-spanned="1">
            <text:p>Вода</text:p>
          </table:table-cell>
          <table:covered-table-cell table:number-columns-repeated="2" table:style-name="ce9"/>
          <table:covered-table-cell table:style-name="ce13"/>
          <table:table-cell table:style-name="ce1"/>
          <table:table-cell table:style-name="ce6" office:value-type="string" calcext:value-type="string" table:number-columns-spanned="4" table:number-rows-spanned="1">
            <text:p>Газ</text:p>
          </table:table-cell>
          <table:covered-table-cell table:number-columns-repeated="2" table:style-name="ce9"/>
          <table:covered-table-cell table:style-name="ce13"/>
          <table:table-cell table:style-name="ce1"/>
          <table:table-cell table:style-name="ce10" office:value-type="string" calcext:value-type="string">
            <text:p>Квартплата</text:p>
          </table:table-cell>
          <table:table-cell table:style-name="ce1"/>
          <table:table-cell table:style-name="ce6" office:value-type="string" calcext:value-type="string">
            <text:p>Сміття</text:p>
          </table:table-cell>
          <table:table-cell/>
          <table:table-cell table:style-name="ce6" office:value-type="string" calcext:value-type="string" table:number-columns-spanned="3" table:number-rows-spanned="1">
            <text:p>Світло</text:p>
          </table:table-cell>
          <table:covered-table-cell table:style-name="ce9"/>
          <table:covered-table-cell table:style-name="ce13"/>
          <table:table-cell/>
          <table:table-cell table:style-name="ce6" office:value-type="string" calcext:value-type="string" table:number-columns-spanned="2" table:number-rows-spanned="1">
            <text:p>Опалення</text:p>
          </table:table-cell>
          <table:covered-table-cell table:style-name="ce13"/>
          <table:table-cell/>
          <table:table-cell table:style-name="ce6" office:value-type="string" calcext:value-type="string" table:number-columns-spanned="1" table:number-rows-spanned="2">
            <text:p>Всього</text:p>
          </table:table-cell>
          <table:table-cell table:style-name="ce1"/>
          <table:table-cell table:style-name="ce22" office:value-type="string" calcext:value-type="string" table:number-columns-spanned="2" table:number-rows-spanned="1">
            <text:p>оплата</text:p>
          </table:table-cell>
          <table:covered-table-cell table:style-name="ce13"/>
          <table:table-cell table:style-name="ce5"/>
          <table:table-cell table:style-name="ce27" office:value-type="string" calcext:value-type="string" table:number-columns-spanned="4" table:number-rows-spanned="1">
            <text:p>вода</text:p>
          </table:table-cell>
          <table:covered-table-cell table:number-columns-repeated="2" table:style-name="ce9"/>
          <table:covered-table-cell table:style-name="ce13"/>
          <table:table-cell/>
          <table:table-cell table:style-name="ce27" office:value-type="string" calcext:value-type="string" table:number-columns-spanned="2" table:number-rows-spanned="1">
            <text:p>газ</text:p>
          </table:table-cell>
          <table:covered-table-cell table:style-name="ce13"/>
          <table:table-cell table:style-name="ce5"/>
          <table:table-cell table:style-name="ce27" office:value-type="string" calcext:value-type="string" table:number-columns-spanned="3" table:number-rows-spanned="1">
            <text:p>світло</text:p>
          </table:table-cell>
          <table:covered-table-cell table:style-name="ce9"/>
          <table:covered-table-cell table:style-name="ce13"/>
          <table:table-cell table:number-columns-repeated="986"/>
        </table:table-row>
        <table:table-row table:style-name="ro1">
          <table:covered-table-cell table:style-name="ce3"/>
          <table:table-cell table:style-name="ce7" office:value-type="string" calcext:value-type="string">
            <text:p>показник</text:p>
          </table:table-cell>
          <table:table-cell table:style-name="ce7" office:value-type="string" calcext:value-type="string">
            <text:p>Спожито</text:p>
          </table:table-cell>
          <table:table-cell table:style-name="ce10" office:value-type="string" calcext:value-type="string">
            <text:p>Абонплата</text:p>
          </table:table-cell>
          <table:table-cell table:style-name="ce10" office:value-type="string" calcext:value-type="string">
            <text:p>Споживання, грн</text:p>
          </table:table-cell>
          <table:table-cell table:style-name="ce15"/>
          <table:table-cell table:style-name="ce7" office:value-type="string" calcext:value-type="string">
            <text:p>показник</text:p>
          </table:table-cell>
          <table:table-cell table:style-name="ce7" office:value-type="string" calcext:value-type="string">
            <text:p>Спожито</text:p>
          </table:table-cell>
          <table:table-cell table:style-name="ce10" office:value-type="string" calcext:value-type="string">
            <text:p>доставлення</text:p>
          </table:table-cell>
          <table:table-cell table:style-name="ce10" office:value-type="string" calcext:value-type="string">
            <text:p>Споживання</text:p>
          </table:table-cell>
          <table:table-cell table:style-name="ce15"/>
          <table:table-cell table:style-name="ce10" office:value-type="string" calcext:value-type="string">
            <text:p>ціна</text:p>
          </table:table-cell>
          <table:table-cell table:style-name="ce15"/>
          <table:table-cell table:style-name="ce17" office:value-type="string" calcext:value-type="string">
            <text:p>ціна</text:p>
          </table:table-cell>
          <table:table-cell table:style-name="ce15"/>
          <table:table-cell table:style-name="ce7" office:value-type="string" calcext:value-type="string">
            <text:p>показник</text:p>
          </table:table-cell>
          <table:table-cell table:style-name="ce7" office:value-type="string" calcext:value-type="string">
            <text:p>Спожито</text:p>
          </table:table-cell>
          <table:table-cell table:style-name="ce10" office:value-type="string" calcext:value-type="string">
            <text:p>До оплати</text:p>
          </table:table-cell>
          <table:table-cell table:style-name="ce15"/>
          <table:table-cell table:style-name="ce7" office:value-type="string" calcext:value-type="string">
            <text:p>абон</text:p>
          </table:table-cell>
          <table:table-cell table:style-name="ce7" office:value-type="string" calcext:value-type="string">
            <text:p>нарах</text:p>
          </table:table-cell>
          <table:table-cell/>
          <table:covered-table-cell table:style-name="ce3"/>
          <table:table-cell table:style-name="ce1"/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сума</text:p>
          </table:table-cell>
          <table:table-cell table:style-name="ce1"/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канал </text:p>
            <text:p>ціна за м3</text:p>
          </table:table-cell>
          <table:table-cell table:style-name="ce30" office:value-type="string" calcext:value-type="string">
            <text:p>вода</text:p>
            <text:p>ціна за м3</text:p>
          </table:table-cell>
          <table:table-cell table:style-name="ce30" office:value-type="string" calcext:value-type="string">
            <text:p>абон-плата</text:p>
          </table:table-cell>
          <table:table-cell/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/>
            <text:p>ціна за м3</text:p>
          </table:table-cell>
          <table:table-cell table:style-name="ce5"/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/>
            <text:p>ціна за кВт до 250 кВт</text:p>
          </table:table-cell>
          <table:table-cell table:style-name="ce30" office:value-type="string" calcext:value-type="string">
            <text:p>ціна за 1 кВт після 250 кВт</text:p>
          </table:table-cell>
          <table:table-cell table:number-columns-repeated="986"/>
        </table:table-row>
        <table:table-row table:style-name="ro1">
          <table:table-cell table:style-name="ce4" office:value-type="date" office:date-value="2021-11-01" calcext:value-type="date">
            <text:p>01.11.2021</text:p>
          </table:table-cell>
          <table:table-cell table:style-name="ce1" office:value-type="float" office:value="856" calcext:value-type="float">
            <text:p>856</text:p>
          </table:table-cell>
          <table:table-cell/>
          <table:table-cell table:style-name="ce1"/>
          <table:table-cell table:style-name="ce11" table:formula="of:=[.C5]*([.$AC$5]+[.$AD$5])" office:value-type="float" office:value="0" calcext:value-type="float">
            <text:p>0.00</text:p>
          </table:table-cell>
          <table:table-cell/>
          <table:table-cell table:style-name="ce1" office:value-type="float" office:value="1714" calcext:value-type="float">
            <text:p>1714</text:p>
          </table:table-cell>
          <table:table-cell/>
          <table:table-cell table:style-name="ce1"/>
          <table:table-cell table:style-name="ce1" table:formula="of:=[.H5]*[.$AH$5]" office:value-type="float" office:value="0" calcext:value-type="float">
            <text:p>0</text:p>
          </table:table-cell>
          <table:table-cell table:number-columns-repeated="5"/>
          <table:table-cell table:style-name="ce1" office:value-type="float" office:value="10006" calcext:value-type="float">
            <text:p>10006</text:p>
          </table:table-cell>
          <table:table-cell/>
          <table:table-cell table:style-name="ce1" table:formula="of:=[.Q5]*[.$AK$5]" office:value-type="float" office:value="0" calcext:value-type="float">
            <text:p>0</text:p>
          </table:table-cell>
          <table:table-cell table:number-columns-repeated="4"/>
          <table:table-cell table:style-name="ce20" table:formula="of:=[.R5]+[.N5]+[.L5]+[.J5]+[.E5]" office:value-type="float" office:value="0" calcext:value-type="float">
            <text:p>0.00</text:p>
          </table:table-cell>
          <table:table-cell table:number-columns-repeated="3"/>
          <table:table-cell table:style-name="ce4"/>
          <table:table-cell table:style-name="ce28" office:value-type="date" office:date-value="2021-08-01" calcext:value-type="date">
            <text:p>01.08.2021</text:p>
          </table:table-cell>
          <table:table-cell table:style-name="ce22" office:value-type="float" office:value="13.66" calcext:value-type="float">
            <text:p>13.66</text:p>
          </table:table-cell>
          <table:table-cell table:style-name="ce22" office:value-type="float" office:value="11.59" calcext:value-type="float">
            <text:p>11.59</text:p>
          </table:table-cell>
          <table:table-cell table:style-name="ce33"/>
          <table:table-cell/>
          <table:table-cell table:style-name="ce28" office:value-type="date" office:date-value="2021-08-01" calcext:value-type="date">
            <text:p>01.08.2021</text:p>
          </table:table-cell>
          <table:table-cell table:style-name="ce22" office:value-type="float" office:value="7.99" calcext:value-type="float">
            <text:p>7.99</text:p>
          </table:table-cell>
          <table:table-cell table:style-name="ce5"/>
          <table:table-cell table:style-name="ce28" office:value-type="date" office:date-value="2021-08-01" calcext:value-type="date">
            <text:p>01.08.2021</text:p>
          </table:table-cell>
          <table:table-cell table:style-name="ce22" office:value-type="float" office:value="1.44" calcext:value-type="float">
            <text:p>1.44</text:p>
          </table:table-cell>
          <table:table-cell table:style-name="ce22" office:value-type="float" office:value="1.68" calcext:value-type="float">
            <text:p>1.68</text:p>
          </table:table-cell>
          <table:table-cell table:number-columns-repeated="986"/>
        </table:table-row>
        <table:table-row table:style-name="ro1">
          <table:table-cell table:style-name="ce4" office:value-type="date" office:date-value="2021-12-01" calcext:value-type="date">
            <text:p>01.12.2021</text:p>
          </table:table-cell>
          <table:table-cell table:style-name="ce1" office:value-type="float" office:value="858" calcext:value-type="float">
            <text:p>858</text:p>
          </table:table-cell>
          <table:table-cell table:style-name="ce1" table:formula="of:=[.B6]-[.B5]" office:value-type="float" office:value="2" calcext:value-type="float">
            <text:p>2</text:p>
          </table:table-cell>
          <table:table-cell table:style-name="ce1"/>
          <table:table-cell table:style-name="ce11" table:formula="of:=[.C6]*([.$AC$5]+[.$AD$5])" office:value-type="float" office:value="50.5" calcext:value-type="float">
            <text:p>50.50</text:p>
          </table:table-cell>
          <table:table-cell/>
          <table:table-cell table:style-name="ce1" office:value-type="float" office:value="1718" calcext:value-type="float">
            <text:p>1718</text:p>
          </table:table-cell>
          <table:table-cell table:style-name="ce1" table:formula="of:=[.G6]-[.G5]" office:value-type="float" office:value="4" calcext:value-type="float">
            <text:p>4</text:p>
          </table:table-cell>
          <table:table-cell table:style-name="ce1" office:value-type="float" office:value="43.28" calcext:value-type="float">
            <text:p>43.28</text:p>
          </table:table-cell>
          <table:table-cell table:style-name="ce1" table:formula="of:=[.H6]*[.$AH$5]+[.I6]" office:value-type="float" office:value="75.24" calcext:value-type="float">
            <text:p>75.24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090" calcext:value-type="float">
            <text:p>10090</text:p>
          </table:table-cell>
          <table:table-cell table:style-name="ce18" table:formula="of:=[.P6]-[.P5]" office:value-type="float" office:value="84" calcext:value-type="float">
            <text:p>84</text:p>
          </table:table-cell>
          <table:table-cell table:style-name="ce1" table:formula="of:=IF([.Q6]&lt;250;[.Q6]*[.$AK$5];250*[.$AK$5]+([.Q6]-250)*[.$AL$5])" office:value-type="float" office:value="120.96" calcext:value-type="float">
            <text:p>120.96</text:p>
          </table:table-cell>
          <table:table-cell/>
          <table:table-cell table:style-name="ce1" office:value-type="float" office:value="113.7" calcext:value-type="float">
            <text:p>113.7</text:p>
          </table:table-cell>
          <table:table-cell table:style-name="ce1" office:value-type="float" office:value="784.27" calcext:value-type="float">
            <text:p>784.27</text:p>
          </table:table-cell>
          <table:table-cell/>
          <table:table-cell table:style-name="ce20" table:formula="of:=IF([.R6]+[.N6]+[.L6]+[.J6]+[.E6]+[.T6]+[.U6]&gt;0;[.R6]+[.N6]+[.L6]+[.J6]+[.E6]+[.T6]+[.U6];0)" office:value-type="float" office:value="1250.51" calcext:value-type="float">
            <text:p>1250.51</text:p>
          </table:table-cell>
          <table:table-cell table:style-name="ce21"/>
          <table:table-cell table:style-name="ce21" office:value-type="date" office:date-value="2021-12-11T10:03:00" calcext:value-type="date">
            <text:p>11.12.2021 10:03</text:p>
          </table:table-cell>
          <table:table-cell table:style-name="ce1" office:value-type="float" office:value="1250" calcext:value-type="float">
            <text:p>1250</text:p>
          </table:table-cell>
          <table:table-cell/>
          <table:table-cell table:style-name="ce28" office:value-type="date" office:date-value="2022-01-01" calcext:value-type="date">
            <text:p>01.01.2022</text:p>
          </table:table-cell>
          <table:table-cell table:style-name="ce22" office:value-type="float" office:value="15.29" calcext:value-type="float">
            <text:p>15.29</text:p>
          </table:table-cell>
          <table:table-cell table:style-name="ce22" office:value-type="float" office:value="12.95" calcext:value-type="float">
            <text:p>12.95</text:p>
          </table:table-cell>
          <table:table-cell table:style-name="ce22" office:value-type="float" office:value="14.17" calcext:value-type="float">
            <text:p>14.17</text:p>
          </table:table-cell>
          <table:table-cell table:number-columns-repeated="4"/>
          <table:table-cell table:style-name="ce4" office:value-type="date" office:date-value="2023-06-01" calcext:value-type="date">
            <text:p>01.06.2023</text:p>
          </table:table-cell>
          <table:table-cell table:style-name="ce1" office:value-type="float" office:value="2.64" calcext:value-type="float">
            <text:p>2.64</text:p>
          </table:table-cell>
          <table:table-cell table:number-columns-repeated="987"/>
        </table:table-row>
        <table:table-row table:style-name="ro1">
          <table:table-cell table:style-name="ce4" office:value-type="date" office:date-value="2022-01-01" calcext:value-type="date">
            <text:p>01.01.2022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IF([.B7]-[.B6]&gt;0;[.B7]-[.B6];0)" office:value-type="float" office:value="3" calcext:value-type="float">
            <text:p>3</text:p>
          </table:table-cell>
          <table:table-cell table:style-name="ce1"/>
          <table:table-cell table:style-name="ce11" table:formula="of:=[.C7]*([.$AC$5]+[.$AD$5])" office:value-type="float" office:value="75.75" calcext:value-type="float">
            <text:p>75.75</text:p>
          </table:table-cell>
          <table:table-cell/>
          <table:table-cell table:style-name="ce1" office:value-type="float" office:value="1724" calcext:value-type="float">
            <text:p>1724</text:p>
          </table:table-cell>
          <table:table-cell table:style-name="ce1" table:formula="of:=IF([.G7]-[.G6]&gt;0;[.G7]-[.G6];0)" office:value-type="float" office:value="6" calcext:value-type="float">
            <text:p>6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7]*[.$AH$5]+[.I7]" office:value-type="float" office:value="71.38" calcext:value-type="float">
            <text:p>71.38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164" calcext:value-type="float">
            <text:p>10164</text:p>
          </table:table-cell>
          <table:table-cell table:style-name="ce1" table:formula="of:=IF([.P7]-[.P6]&gt;0;[.P7]-[.P6];0)" office:value-type="float" office:value="74" calcext:value-type="float">
            <text:p>74</text:p>
          </table:table-cell>
          <table:table-cell table:style-name="ce1" table:formula="of:=IF([.Q7]&lt;250;[.Q7]*[.$AK$5];250*[.$AK$5]+([.Q7]-250)*[.$AL$5])" office:value-type="float" office:value="106.56" calcext:value-type="float">
            <text:p>106.56</text:p>
          </table:table-cell>
          <table:table-cell/>
          <table:table-cell table:style-name="ce1" office:value-type="float" office:value="113.7" calcext:value-type="float">
            <text:p>113.7</text:p>
          </table:table-cell>
          <table:table-cell table:style-name="ce1" office:value-type="float" office:value="784.27" calcext:value-type="float">
            <text:p>784.27</text:p>
          </table:table-cell>
          <table:table-cell/>
          <table:table-cell table:style-name="ce20" table:formula="of:=IF([.R7]+[.N7]+[.L7]+[.J7]+[.E7]+[.T7]+[.U7]&gt;0;[.R7]+[.N7]+[.L7]+[.J7]+[.E7]+[.T7]+[.U7];0)" office:value-type="float" office:value="1257.5" calcext:value-type="float">
            <text:p>1257.50</text:p>
          </table:table-cell>
          <table:table-cell/>
          <table:table-cell table:style-name="ce4" office:value-type="date" office:date-value="2022-01-11" calcext:value-type="date">
            <text:p>11.01.2022</text:p>
          </table:table-cell>
          <table:table-cell table:style-name="ce1" office:value-type="float" office:value="1275" calcext:value-type="float">
            <text:p>1275</text:p>
          </table:table-cell>
          <table:table-cell/>
          <table:table-cell table:style-name="ce28" office:value-type="date" office:date-value="2022-04-01" calcext:value-type="date">
            <text:p>01.04.2022</text:p>
          </table:table-cell>
          <table:table-cell table:style-name="ce22" office:value-type="float" office:value="15.29" calcext:value-type="float">
            <text:p>15.29</text:p>
          </table:table-cell>
          <table:table-cell table:style-name="ce22" office:value-type="float" office:value="12.95" calcext:value-type="float">
            <text:p>12.95</text:p>
          </table:table-cell>
          <table:table-cell table:style-name="ce22" office:value-type="float" office:value="24.67" calcext:value-type="float">
            <text:p>24.67</text:p>
          </table:table-cell>
          <table:table-cell table:number-columns-repeated="4"/>
          <table:table-cell table:style-name="ce4" office:value-type="date" office:date-value="2024-06-01" calcext:value-type="date">
            <text:p>01.06.2024</text:p>
          </table:table-cell>
          <table:table-cell table:number-columns-repeated="2" table:style-name="ce1" office:value-type="float" office:value="4.32" calcext:value-type="float">
            <text:p>4.32</text:p>
          </table:table-cell>
          <table:table-cell table:number-columns-repeated="986"/>
        </table:table-row>
        <table:table-row table:style-name="ro1">
          <table:table-cell table:style-name="ce4" office:value-type="date" office:date-value="2022-02-01" calcext:value-type="date">
            <text:p>01.02.2022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IF([.B8]-[.B7]&gt;0;[.B8]-[.B7];0)" office:value-type="float" office:value="3" calcext:value-type="float">
            <text:p>3</text:p>
          </table:table-cell>
          <table:table-cell table:style-name="ce1"/>
          <table:table-cell table:style-name="ce11" table:formula="of:=[.C8]*([.$AC$6]+[.$AD$6])+[.$AE$6]" office:value-type="float" office:value="98.89" calcext:value-type="float">
            <text:p>98.89</text:p>
          </table:table-cell>
          <table:table-cell/>
          <table:table-cell table:style-name="ce1" office:value-type="float" office:value="1731" calcext:value-type="float">
            <text:p>1731</text:p>
          </table:table-cell>
          <table:table-cell table:style-name="ce1" table:formula="of:=IF([.G8]-[.G7]&gt;0;[.G8]-[.G7];0)" office:value-type="float" office:value="7" calcext:value-type="float">
            <text:p>7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8]*[.$AH$5]+[.I8]" office:value-type="float" office:value="79.37" calcext:value-type="float">
            <text:p>79.37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247" calcext:value-type="float">
            <text:p>10247</text:p>
          </table:table-cell>
          <table:table-cell table:style-name="ce1" table:formula="of:=IF([.P8]-[.P7]&gt;0;[.P8]-[.P7];0)" office:value-type="float" office:value="83" calcext:value-type="float">
            <text:p>83</text:p>
          </table:table-cell>
          <table:table-cell table:style-name="ce1" table:formula="of:=IF([.Q8]&lt;250;[.Q8]*[.$AK$5];250*[.$AK$5]+([.Q8]-250)*[.$AL$5])" office:value-type="float" office:value="119.52" calcext:value-type="float">
            <text:p>119.52</text:p>
          </table:table-cell>
          <table:table-cell/>
          <table:table-cell table:style-name="ce1" table:formula="of:=113.7+12.62" office:value-type="float" office:value="126.32" calcext:value-type="float">
            <text:p>126.32</text:p>
          </table:table-cell>
          <table:table-cell table:style-name="ce18" table:formula="of:=1205.74+332.81" office:value-type="float" office:value="1538.55" calcext:value-type="float">
            <text:p>1538.55</text:p>
          </table:table-cell>
          <table:table-cell/>
          <table:table-cell table:style-name="ce20" table:formula="of:=IF([.R8]+[.N8]+[.L8]+[.J8]+[.E8]+[.T8]+[.U8]&gt;0;[.R8]+[.N8]+[.L8]+[.J8]+[.E8]+[.T8]+[.U8];0)" office:value-type="float" office:value="2068.49" calcext:value-type="float">
            <text:p>2068.49</text:p>
          </table:table-cell>
          <table:table-cell/>
          <table:table-cell table:style-name="ce4" office:value-type="date" office:date-value="2022-02-18" calcext:value-type="date">
            <text:p>18.02.2022</text:p>
          </table:table-cell>
          <table:table-cell table:style-name="ce1" office:value-type="float" office:value="2067.71" calcext:value-type="float">
            <text:p>2067.71</text:p>
          </table:table-cell>
          <table:table-cell/>
          <table:table-cell table:style-name="ce29"/>
          <table:table-cell table:style-name="ce31" table:number-columns-repeated="3"/>
          <table:table-cell table:number-columns-repeated="5"/>
          <table:table-cell table:style-name="ce18" table:formula="of:=62*([.AK7]-[.AK6])" office:value-type="float" office:value="104.16" calcext:value-type="float">
            <text:p>104.16</text:p>
          </table:table-cell>
          <table:table-cell table:number-columns-repeated="987"/>
        </table:table-row>
        <table:table-row table:style-name="ro1">
          <table:table-cell table:style-name="ce4" office:value-type="date" office:date-value="2022-03-01" calcext:value-type="date">
            <text:p>01.03.2022</text:p>
          </table:table-cell>
          <table:table-cell table:style-name="ce1" office:value-type="float" office:value="867" calcext:value-type="float">
            <text:p>867</text:p>
          </table:table-cell>
          <table:table-cell table:style-name="ce1" table:formula="of:=IF([.B9]-[.B8]&gt;0;[.B9]-[.B8];0)" office:value-type="float" office:value="3" calcext:value-type="float">
            <text:p>3</text:p>
          </table:table-cell>
          <table:table-cell table:style-name="ce1"/>
          <table:table-cell table:style-name="ce11" table:formula="of:=[.C9]*([.$AC$5]+[.$AD$5])" office:value-type="float" office:value="75.75" calcext:value-type="float">
            <text:p>75.75</text:p>
          </table:table-cell>
          <table:table-cell/>
          <table:table-cell table:style-name="ce1" office:value-type="float" office:value="1740" calcext:value-type="float">
            <text:p>1740</text:p>
          </table:table-cell>
          <table:table-cell table:style-name="ce1" table:formula="of:=IF([.G9]-[.G8]&gt;0;[.G9]-[.G8];0)" office:value-type="float" office:value="9" calcext:value-type="float">
            <text:p>9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9]*[.$AH$5]+[.I9]" office:value-type="float" office:value="95.35" calcext:value-type="float">
            <text:p>95.35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335" calcext:value-type="float">
            <text:p>10335</text:p>
          </table:table-cell>
          <table:table-cell table:style-name="ce1" table:formula="of:=IF([.P9]-[.P8]&gt;0;[.P9]-[.P8];0)" office:value-type="float" office:value="88" calcext:value-type="float">
            <text:p>88</text:p>
          </table:table-cell>
          <table:table-cell table:style-name="ce1" table:formula="of:=IF([.Q9]&lt;250;[.Q9]*[.$AK$5];250*[.$AK$5]+([.Q9]-250)*[.$AL$5])" office:value-type="float" office:value="126.72" calcext:value-type="float">
            <text:p>126.72</text:p>
          </table:table-cell>
          <table:table-cell/>
          <table:table-cell table:style-name="ce1" table:formula="of:=113.7+12.62" office:value-type="float" office:value="126.32" calcext:value-type="float">
            <text:p>126.32</text:p>
          </table:table-cell>
          <table:table-cell table:style-name="ce1" office:value-type="float" office:value="816.09" calcext:value-type="float">
            <text:p>816.09</text:p>
          </table:table-cell>
          <table:table-cell/>
          <table:table-cell table:style-name="ce20" table:formula="of:=IF([.R9]+[.N9]+[.L9]+[.J9]+[.E9]+[.T9]+[.U9]&gt;0;[.R9]+[.N9]+[.L9]+[.J9]+[.E9]+[.T9]+[.U9];0)" office:value-type="float" office:value="1346.07" calcext:value-type="float">
            <text:p>1346.07</text:p>
          </table:table-cell>
          <table:table-cell/>
          <table:table-cell table:style-name="ce4" office:value-type="date" office:date-value="2022-03-23" calcext:value-type="date">
            <text:p>23.03.2022</text:p>
          </table:table-cell>
          <table:table-cell table:style-name="ce1" office:value-type="float" office:value="1346.07" calcext:value-type="float">
            <text:p>1346.07</text:p>
          </table:table-cell>
          <table:table-cell/>
          <table:table-cell table:style-name="ce18" table:formula="of:=[.$C$9]*[.AC6]" office:value-type="float" office:value="45.87" calcext:value-type="float">
            <text:p>45.87</text:p>
          </table:table-cell>
          <table:table-cell table:style-name="ce18" table:formula="of:=[.C9]*[.$AC$7]" office:value-type="float" office:value="45.87" calcext:value-type="float">
            <text:p>45.87</text:p>
          </table:table-cell>
          <table:table-cell table:style-name="ce18" table:formula="of:=[.C9]*[.$AD$7]" office:value-type="float" office:value="38.85" calcext:value-type="float">
            <text:p>38.85</text:p>
          </table:table-cell>
          <table:table-cell table:style-name="ce1" office:value-type="float" office:value="38.07" calcext:value-type="float">
            <text:p>38.07</text:p>
          </table:table-cell>
          <table:table-cell table:number-columns-repeated="5"/>
          <table:table-cell table:style-name="ce18" table:formula="of:=62*[.AK7]" office:value-type="float" office:value="267.84" calcext:value-type="float">
            <text:p>267.84</text:p>
          </table:table-cell>
          <table:table-cell table:number-columns-repeated="987"/>
        </table:table-row>
        <table:table-row table:style-name="ro1">
          <table:table-cell table:style-name="ce4" office:value-type="date" office:date-value="2022-04-01" calcext:value-type="date">
            <text:p>01.04.2022</text:p>
          </table:table-cell>
          <table:table-cell table:style-name="ce1" office:value-type="float" office:value="871" calcext:value-type="float">
            <text:p>871</text:p>
          </table:table-cell>
          <table:table-cell table:style-name="ce1" table:formula="of:=IF([.B10]-[.B9]&gt;0;[.B10]-[.B9];0)" office:value-type="float" office:value="4" calcext:value-type="float">
            <text:p>4</text:p>
          </table:table-cell>
          <table:table-cell table:style-name="ce1"/>
          <table:table-cell table:style-name="ce11" table:formula="of:=[.C10]*([.$AC$5]+[.$AD$5])" office:value-type="float" office:value="101" calcext:value-type="float">
            <text:p>101.00</text:p>
          </table:table-cell>
          <table:table-cell/>
          <table:table-cell table:style-name="ce1" office:value-type="float" office:value="1750" calcext:value-type="float">
            <text:p>1750</text:p>
          </table:table-cell>
          <table:table-cell table:style-name="ce1" table:formula="of:=IF([.G10]-[.G9]&gt;0;[.G10]-[.G9];0)" office:value-type="float" office:value="10" calcext:value-type="float">
            <text:p>10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0]*[.$AH$5]+[.I10]" office:value-type="float" office:value="103.34" calcext:value-type="float">
            <text:p>103.34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433" calcext:value-type="float">
            <text:p>10433</text:p>
          </table:table-cell>
          <table:table-cell table:style-name="ce1" table:formula="of:=IF([.P10]-[.P9]&gt;0;[.P10]-[.P9];0)" office:value-type="float" office:value="98" calcext:value-type="float">
            <text:p>98</text:p>
          </table:table-cell>
          <table:table-cell table:style-name="ce1" table:formula="of:=IF([.Q10]&lt;250;[.Q10]*[.$AK$5];250*[.$AK$5]+([.Q10]-250)*[.$AL$5])" office:value-type="float" office:value="141.12" calcext:value-type="float">
            <text:p>141.12</text:p>
          </table:table-cell>
          <table:table-cell/>
          <table:table-cell table:style-name="ce1" table:formula="of:=113.7+12.62" office:value-type="float" office:value="126.32" calcext:value-type="float">
            <text:p>126.32</text:p>
          </table:table-cell>
          <table:table-cell table:style-name="ce1" office:value-type="float" office:value="930.6" calcext:value-type="float">
            <text:p>930.6</text:p>
          </table:table-cell>
          <table:table-cell/>
          <table:table-cell table:style-name="ce20" table:formula="of:=IF([.R10]+[.N10]+[.L10]+[.J10]+[.E10]+[.T10]+[.U10]&gt;0;[.R10]+[.N10]+[.L10]+[.J10]+[.E10]+[.T10]+[.U10];0)" office:value-type="float" office:value="1508.22" calcext:value-type="float">
            <text:p>1508.22</text:p>
          </table:table-cell>
          <table:table-cell/>
          <table:table-cell table:style-name="ce4" office:value-type="date" office:date-value="2022-04-16" calcext:value-type="date">
            <text:p>16.04.2022</text:p>
          </table:table-cell>
          <table:table-cell table:style-name="ce1" office:value-type="float" office:value="1508.22" calcext:value-type="float">
            <text:p>1508.22</text:p>
          </table:table-cell>
          <table:table-cell table:number-columns-repeated="2"/>
          <table:table-cell table:style-name="ce18" table:formula="of:=[.C10]*[.$AC$7]" office:value-type="float" office:value="61.16" calcext:value-type="float">
            <text:p>61.16</text:p>
          </table:table-cell>
          <table:table-cell table:style-name="ce18" table:formula="of:=[.C10]*[.$AD$7]" office:value-type="float" office:value="51.8" calcext:value-type="float">
            <text:p>51.8</text:p>
          </table:table-cell>
          <table:table-cell table:style-name="ce1" office:value-type="float" office:value="52.58" calcext:value-type="float">
            <text:p>52.58</text:p>
          </table:table-cell>
          <table:table-cell table:number-columns-repeated="993"/>
        </table:table-row>
        <table:table-row table:style-name="ro1">
          <table:table-cell table:style-name="ce4" office:value-type="date" office:date-value="2022-05-01" calcext:value-type="date">
            <text:p>01.05.2022</text:p>
          </table:table-cell>
          <table:table-cell table:style-name="ce1" office:value-type="float" office:value="874" calcext:value-type="float">
            <text:p>874</text:p>
          </table:table-cell>
          <table:table-cell table:style-name="ce1" table:formula="of:=IF([.B11]-[.B10]&gt;0;[.B11]-[.B10];0)" office:value-type="float" office:value="3" calcext:value-type="float">
            <text:p>3</text:p>
          </table:table-cell>
          <table:table-cell table:style-name="ce1"/>
          <table:table-cell table:style-name="ce11" table:formula="of:=[.C11]*([.$AC$5]+[.$AD$5])" office:value-type="float" office:value="75.75" calcext:value-type="float">
            <text:p>75.75</text:p>
          </table:table-cell>
          <table:table-cell/>
          <table:table-cell table:style-name="ce1" office:value-type="float" office:value="1756" calcext:value-type="float">
            <text:p>1756</text:p>
          </table:table-cell>
          <table:table-cell table:style-name="ce1" table:formula="of:=IF([.G11]-[.G10]&gt;0;[.G11]-[.G10];0)" office:value-type="float" office:value="6" calcext:value-type="float">
            <text:p>6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1]*[.$AH$5]+[.I11]" office:value-type="float" office:value="71.38" calcext:value-type="float">
            <text:p>71.38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519" calcext:value-type="float">
            <text:p>10519</text:p>
          </table:table-cell>
          <table:table-cell table:style-name="ce1" table:formula="of:=IF([.P11]-[.P10]&gt;0;[.P11]-[.P10];0)" office:value-type="float" office:value="86" calcext:value-type="float">
            <text:p>86</text:p>
          </table:table-cell>
          <table:table-cell table:style-name="ce1" table:formula="of:=IF([.Q11]&lt;250;[.Q11]*[.$AK$5];250*[.$AK$5]+([.Q11]-250)*[.$AL$5])" office:value-type="float" office:value="123.84" calcext:value-type="float">
            <text:p>123.84</text:p>
          </table:table-cell>
          <table:table-cell/>
          <table:table-cell table:style-name="ce1" office:value-type="float" office:value="126.32" calcext:value-type="float">
            <text:p>126.32</text:p>
          </table:table-cell>
          <table:table-cell table:style-name="ce1" office:value-type="float" office:value="169.67" calcext:value-type="float">
            <text:p>169.67</text:p>
          </table:table-cell>
          <table:table-cell/>
          <table:table-cell table:style-name="ce20" table:formula="of:=IF([.R11]+[.N11]+[.L11]+[.J11]+[.E11]+[.T11]+[.U11]&gt;0;[.R11]+[.N11]+[.L11]+[.J11]+[.E11]+[.T11]+[.U11];0)" office:value-type="float" office:value="672.8" calcext:value-type="float">
            <text:p>672.80</text:p>
          </table:table-cell>
          <table:table-cell/>
          <table:table-cell table:style-name="ce23" office:value-type="date" office:date-value="2022-05-06" calcext:value-type="date">
            <text:p>06.05.2022.</text:p>
          </table:table-cell>
          <table:table-cell table:style-name="ce1" office:value-type="float" office:value="672.8" calcext:value-type="float">
            <text:p>672.8</text:p>
          </table:table-cell>
          <table:table-cell table:number-columns-repeated="2"/>
          <table:table-cell table:style-name="ce18" table:formula="of:=[.C11]*[.$AC$7]" office:value-type="float" office:value="45.87" calcext:value-type="float">
            <text:p>45.87</text:p>
          </table:table-cell>
          <table:table-cell table:style-name="ce18" table:formula="of:=[.C11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2-06-01" calcext:value-type="date">
            <text:p>01.06.2022</text:p>
          </table:table-cell>
          <table:table-cell table:style-name="ce1" office:value-type="float" office:value="878" calcext:value-type="float">
            <text:p>878</text:p>
          </table:table-cell>
          <table:table-cell table:style-name="ce1" table:formula="of:=IF([.B12]-[.B11]&gt;0;[.B12]-[.B11];0)" office:value-type="float" office:value="4" calcext:value-type="float">
            <text:p>4</text:p>
          </table:table-cell>
          <table:table-cell table:style-name="ce1"/>
          <table:table-cell table:style-name="ce11" table:formula="of:=[.C12]*([.$AC$5]+[.$AD$5])+3*[.$AE$6]+2*[.$AE$7]" office:value-type="float" office:value="192.85" calcext:value-type="float">
            <text:p>192.85</text:p>
          </table:table-cell>
          <table:table-cell table:style-name="ce1" office:value-type="string" calcext:value-type="string">
            <text:p>комп за абонплату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table:formula="of:=IF([.G12]-[.G11]&gt;0;[.G12]-[.G11];0)" office:value-type="float" office:value="8" calcext:value-type="float">
            <text:p>8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2]*[.$AH$5]+[.I12]" office:value-type="float" office:value="87.36" calcext:value-type="float">
            <text:p>87.36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597" calcext:value-type="float">
            <text:p>10597</text:p>
          </table:table-cell>
          <table:table-cell table:style-name="ce1" table:formula="of:=IF([.P12]-[.P11]&gt;0;[.P12]-[.P11];0)" office:value-type="float" office:value="78" calcext:value-type="float">
            <text:p>78</text:p>
          </table:table-cell>
          <table:table-cell table:style-name="ce1" table:formula="of:=IF([.Q12]&lt;250;[.Q12]*[.$AK$5];250*[.$AK$5]+([.Q12]-250)*[.$AL$5])" office:value-type="float" office:value="112.32" calcext:value-type="float">
            <text:p>112.3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8" table:formula="of:=0" office:value-type="float" office:value="0" calcext:value-type="float">
            <text:p>0</text:p>
          </table:table-cell>
          <table:table-cell/>
          <table:table-cell table:style-name="ce20" table:formula="of:=IF([.R12]+[.N12]+[.L12]+[.J12]+[.E12]+[.T12]+[.U12]&gt;0;[.R12]+[.N12]+[.L12]+[.J12]+[.E12]+[.T12]+[.U12];0)" office:value-type="float" office:value="624.74" calcext:value-type="float">
            <text:p>624.74</text:p>
          </table:table-cell>
          <table:table-cell/>
          <table:table-cell table:style-name="ce23" office:value-type="date" office:date-value="2022-06-09" calcext:value-type="date">
            <text:p>09.06.2022.</text:p>
          </table:table-cell>
          <table:table-cell table:style-name="ce1" office:value-type="float" office:value="624.74" calcext:value-type="float">
            <text:p>624.74</text:p>
          </table:table-cell>
          <table:table-cell table:number-columns-repeated="2"/>
          <table:table-cell table:style-name="ce18" table:formula="of:=[.C12]*[.$AC$7]" office:value-type="float" office:value="61.16" calcext:value-type="float">
            <text:p>61.16</text:p>
          </table:table-cell>
          <table:table-cell table:style-name="ce18" table:formula="of:=[.C12]*[.$AD$7]" office:value-type="float" office:value="51.8" calcext:value-type="float">
            <text:p>51.8</text:p>
          </table:table-cell>
          <table:table-cell table:style-name="ce1" office:value-type="float" office:value="90.65" calcext:value-type="float">
            <text:p>90.65</text:p>
          </table:table-cell>
          <table:table-cell table:number-columns-repeated="993"/>
        </table:table-row>
        <table:table-row table:style-name="ro1">
          <table:table-cell table:style-name="ce4" office:value-type="date" office:date-value="2022-07-01" calcext:value-type="date">
            <text:p>01.07.2022</text:p>
          </table:table-cell>
          <table:table-cell table:style-name="ce1" office:value-type="float" office:value="882" calcext:value-type="float">
            <text:p>882</text:p>
          </table:table-cell>
          <table:table-cell table:style-name="ce1" table:formula="of:=IF([.B13]-[.B12]&gt;0;[.B13]-[.B12];0)" office:value-type="float" office:value="4" calcext:value-type="float">
            <text:p>4</text:p>
          </table:table-cell>
          <table:table-cell table:style-name="ce1"/>
          <table:table-cell table:style-name="ce11" table:formula="of:=[.C13]*([.$AC$5]+[.$AD$5])+[.$AE$7]" office:value-type="float" office:value="125.67" calcext:value-type="float">
            <text:p>125.67</text:p>
          </table:table-cell>
          <table:table-cell/>
          <table:table-cell table:style-name="ce1" office:value-type="float" office:value="1770" calcext:value-type="float">
            <text:p>1770</text:p>
          </table:table-cell>
          <table:table-cell table:style-name="ce1" table:formula="of:=IF([.G13]-[.G12]&gt;0;[.G13]-[.G12];0)" office:value-type="float" office:value="6" calcext:value-type="float">
            <text:p>6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3]*[.$AH$5]+[.I13]" office:value-type="float" office:value="71.38" calcext:value-type="float">
            <text:p>71.38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669" calcext:value-type="float">
            <text:p>10669</text:p>
          </table:table-cell>
          <table:table-cell table:style-name="ce1" table:formula="of:=IF([.P13]-[.P12]&gt;0;[.P13]-[.P12];0)" office:value-type="float" office:value="72" calcext:value-type="float">
            <text:p>72</text:p>
          </table:table-cell>
          <table:table-cell table:style-name="ce1" table:formula="of:=IF([.Q13]&lt;250;[.Q13]*[.$AK$5];250*[.$AK$5]+([.Q13]-250)*[.$AL$5])" office:value-type="float" office:value="103.68" calcext:value-type="float">
            <text:p>103.68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13]+[.N13]+[.L13]+[.J13]+[.E13]+[.T13]+[.U13]&gt;0;[.R13]+[.N13]+[.L13]+[.J13]+[.E13]+[.T13]+[.U13];0)" office:value-type="float" office:value="532.94" calcext:value-type="float">
            <text:p>532.94</text:p>
          </table:table-cell>
          <table:table-cell/>
          <table:table-cell table:style-name="ce4" office:value-type="date" office:date-value="2022-07-08" calcext:value-type="date">
            <text:p>08.07.2022</text:p>
          </table:table-cell>
          <table:table-cell table:style-name="ce1" office:value-type="float" office:value="537" calcext:value-type="float">
            <text:p>537</text:p>
          </table:table-cell>
          <table:table-cell table:number-columns-repeated="2"/>
          <table:table-cell table:style-name="ce18" table:formula="of:=[.C13]*[.$AC$7]" office:value-type="float" office:value="61.16" calcext:value-type="float">
            <text:p>61.16</text:p>
          </table:table-cell>
          <table:table-cell table:style-name="ce18" table:formula="of:=[.C13]*[.$AD$7]" office:value-type="float" office:value="51.8" calcext:value-type="float">
            <text:p>51.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4" office:value-type="date" office:date-value="2022-08-01" calcext:value-type="date">
            <text:p>01.08.2022</text:p>
          </table:table-cell>
          <table:table-cell table:style-name="ce1" office:value-type="float" office:value="885" calcext:value-type="float">
            <text:p>885</text:p>
          </table:table-cell>
          <table:table-cell table:style-name="ce1" table:formula="of:=IF([.B14]-[.B13]&gt;0;[.B14]-[.B13];0)" office:value-type="float" office:value="3" calcext:value-type="float">
            <text:p>3</text:p>
          </table:table-cell>
          <table:table-cell table:style-name="ce1"/>
          <table:table-cell table:style-name="ce11" table:formula="of:=[.C14]*([.$AC$5]+[.$AD$5])+[.$AE$7]" office:value-type="float" office:value="100.42" calcext:value-type="float">
            <text:p>100.42</text:p>
          </table:table-cell>
          <table:table-cell/>
          <table:table-cell table:style-name="ce1" office:value-type="float" office:value="1775" calcext:value-type="float">
            <text:p>1775</text:p>
          </table:table-cell>
          <table:table-cell table:style-name="ce1" table:formula="of:=IF([.G14]-[.G13]&gt;0;[.G14]-[.G13];0)" office:value-type="float" office:value="5" calcext:value-type="float">
            <text:p>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4]*[.$AH$5]+[.I14]" office:value-type="float" office:value="63.39" calcext:value-type="float">
            <text:p>63.39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22.54" calcext:value-type="float">
            <text:p>22.54</text:p>
          </table:table-cell>
          <table:table-cell/>
          <table:table-cell table:style-name="ce1" office:value-type="float" office:value="10775" calcext:value-type="float">
            <text:p>10775</text:p>
          </table:table-cell>
          <table:table-cell table:style-name="ce1" table:formula="of:=IF([.P14]-[.P13]&gt;0;[.P14]-[.P13];0)" office:value-type="float" office:value="106" calcext:value-type="float">
            <text:p>106</text:p>
          </table:table-cell>
          <table:table-cell table:style-name="ce1" table:formula="of:=IF([.Q14]&lt;250;[.Q14]*[.$AK$5];250*[.$AK$5]+([.Q14]-250)*[.$AL$5])" office:value-type="float" office:value="152.64" calcext:value-type="float">
            <text:p>152.64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14]+[.N14]+[.L14]+[.J14]+[.E14]+[.T14]+[.U14]&gt;0;[.R14]+[.N14]+[.L14]+[.J14]+[.E14]+[.T14]+[.U14];0)" office:value-type="float" office:value="548.66" calcext:value-type="float">
            <text:p>548.66</text:p>
          </table:table-cell>
          <table:table-cell/>
          <table:table-cell table:style-name="ce4" office:value-type="date" office:date-value="2022-08-11" calcext:value-type="date">
            <text:p>11.08.2022</text:p>
          </table:table-cell>
          <table:table-cell table:style-name="ce1" office:value-type="float" office:value="533" calcext:value-type="float">
            <text:p>533</text:p>
          </table:table-cell>
          <table:table-cell table:number-columns-repeated="2"/>
          <table:table-cell table:style-name="ce18" table:formula="of:=[.C14]*[.$AC$7]" office:value-type="float" office:value="45.87" calcext:value-type="float">
            <text:p>45.87</text:p>
          </table:table-cell>
          <table:table-cell table:style-name="ce18" table:formula="of:=[.C14]*[.$AD$7]" office:value-type="float" office:value="38.85" calcext:value-type="float">
            <text:p>38.85</text:p>
          </table:table-cell>
          <table:table-cell table:style-name="ce1" office:value-type="float" office:value="38.85" calcext:value-type="float">
            <text:p>38.85</text:p>
          </table:table-cell>
          <table:table-cell table:number-columns-repeated="993"/>
        </table:table-row>
        <table:table-row table:style-name="ro1">
          <table:table-cell table:style-name="ce4" office:value-type="date" office:date-value="2022-09-01" calcext:value-type="date">
            <text:p>01.09.2022</text:p>
          </table:table-cell>
          <table:table-cell table:style-name="ce1" office:value-type="float" office:value="889" calcext:value-type="float">
            <text:p>889</text:p>
          </table:table-cell>
          <table:table-cell table:style-name="ce1" table:formula="of:=IF([.B15]-[.B14]&gt;0;[.B15]-[.B14];0)" office:value-type="float" office:value="4" calcext:value-type="float">
            <text:p>4</text:p>
          </table:table-cell>
          <table:table-cell table:style-name="ce1"/>
          <table:table-cell table:style-name="ce11" table:formula="of:=[.C15]*([.$AC$5]+[.$AD$5])+[.$AE$7]" office:value-type="float" office:value="125.67" calcext:value-type="float">
            <text:p>125.67</text:p>
          </table:table-cell>
          <table:table-cell/>
          <table:table-cell table:style-name="ce1" office:value-type="float" office:value="1779" calcext:value-type="float">
            <text:p>1779</text:p>
          </table:table-cell>
          <table:table-cell table:style-name="ce1" table:formula="of:=IF([.G15]-[.G14]&gt;0;[.G15]-[.G14];0)" office:value-type="float" office:value="4" calcext:value-type="float">
            <text:p>4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5]*[.$AH$5]" office:value-type="float" office:value="31.96" calcext:value-type="float">
            <text:p>31.96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table:formula="of:=(31.3-22.54)*8+37.2" office:value-type="float" office:value="107.28" calcext:value-type="float">
            <text:p>107.28</text:p>
          </table:table-cell>
          <table:table-cell table:style-name="ce1" office:value-type="string" calcext:value-type="string">
            <text:p>комп за різницю ратифів 8 місяців</text:p>
          </table:table-cell>
          <table:table-cell table:style-name="ce1" office:value-type="float" office:value="46412" calcext:value-type="float">
            <text:p>46412</text:p>
          </table:table-cell>
          <table:table-cell table:style-name="ce1" table:formula="of:=[.P15]-46357" office:value-type="float" office:value="55" calcext:value-type="float">
            <text:p>55</text:p>
          </table:table-cell>
          <table:table-cell table:style-name="ce1" table:formula="of:=IF([.Q15]&lt;250;[.Q15]*[.$AK$5];250*[.$AK$5]+([.Q15]-250)*[.$AL$5])" office:value-type="float" office:value="79.2" calcext:value-type="float">
            <text:p>79.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15]+[.N15]+[.L15]+[.J15]+[.E15]+[.T15]+[.U15]&gt;0;[.R15]+[.N15]+[.L15]+[.J15]+[.E15]+[.T15]+[.U15];0)" office:value-type="float" office:value="553.78" calcext:value-type="float">
            <text:p>553.78</text:p>
          </table:table-cell>
          <table:table-cell/>
          <table:table-cell table:style-name="ce4" office:value-type="date" office:date-value="2022-09-22" calcext:value-type="date">
            <text:p>22.09.2022</text:p>
          </table:table-cell>
          <table:table-cell table:style-name="ce1" office:value-type="float" office:value="577.22" calcext:value-type="float">
            <text:p>577.22</text:p>
          </table:table-cell>
          <table:table-cell/>
          <table:table-cell table:style-name="ce18" table:formula="of:=(22.54-31.3)*8" office:value-type="float" office:value="-70.08" calcext:value-type="float">
            <text:p>-70.08</text:p>
          </table:table-cell>
          <table:table-cell table:style-name="ce18" table:formula="of:=[.C15]*[.$AC$7]" office:value-type="float" office:value="61.16" calcext:value-type="float">
            <text:p>61.16</text:p>
          </table:table-cell>
          <table:table-cell table:style-name="ce18" table:formula="of:=[.C15]*[.$AD$7]" office:value-type="float" office:value="51.8" calcext:value-type="float">
            <text:p>51.8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2-10-01" calcext:value-type="date">
            <text:p>01.10.2022</text:p>
          </table:table-cell>
          <table:table-cell table:style-name="ce1" office:value-type="float" office:value="892" calcext:value-type="float">
            <text:p>892</text:p>
          </table:table-cell>
          <table:table-cell table:style-name="ce1" table:formula="of:=IF([.B16]-[.B15]&gt;0;[.B16]-[.B15];0)" office:value-type="float" office:value="3" calcext:value-type="float">
            <text:p>3</text:p>
          </table:table-cell>
          <table:table-cell table:style-name="ce1"/>
          <table:table-cell table:style-name="ce11" table:formula="of:=[.C16]*([.$AC$5]+[.$AD$5])+[.$AE$7]" office:value-type="float" office:value="100.42" calcext:value-type="float">
            <text:p>100.42</text:p>
          </table:table-cell>
          <table:table-cell/>
          <table:table-cell table:style-name="ce1" office:value-type="float" office:value="1786" calcext:value-type="float">
            <text:p>1786</text:p>
          </table:table-cell>
          <table:table-cell table:style-name="ce1" table:formula="of:=IF([.G16]-[.G15]&gt;0;[.G16]-[.G15];0)" office:value-type="float" office:value="7" calcext:value-type="float">
            <text:p>7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6]*[.$AH$5]+[.I16]" office:value-type="float" office:value="79.37" calcext:value-type="float">
            <text:p>79.37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479" calcext:value-type="float">
            <text:p>46479</text:p>
          </table:table-cell>
          <table:table-cell table:style-name="ce1" table:formula="of:=IF([.P16]-[.P15]&gt;0;[.P16]-[.P15];0)" office:value-type="float" office:value="67" calcext:value-type="float">
            <text:p>67</text:p>
          </table:table-cell>
          <table:table-cell table:style-name="ce1" table:formula="of:=IF([.Q16]&lt;250;[.Q16]*[.$AK$5];250*[.$AK$5]+([.Q16]-250)*[.$AL$5])" office:value-type="float" office:value="96.48" calcext:value-type="float">
            <text:p>96.48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16]+[.N16]+[.L16]+[.J16]+[.E16]+[.T16]+[.U16]&gt;0;[.R16]+[.N16]+[.L16]+[.J16]+[.E16]+[.T16]+[.U16];0)" office:value-type="float" office:value="523.14" calcext:value-type="float">
            <text:p>523.14</text:p>
          </table:table-cell>
          <table:table-cell/>
          <table:table-cell table:style-name="ce24" office:value-type="date" office:date-value="2022-10-12" calcext:value-type="date">
            <text:p>12.10.2022</text:p>
          </table:table-cell>
          <table:table-cell table:style-name="ce1" office:value-type="float" office:value="523" calcext:value-type="float">
            <text:p>523</text:p>
          </table:table-cell>
          <table:table-cell table:number-columns-repeated="2"/>
          <table:table-cell table:style-name="ce18" table:formula="of:=[.C16]*[.$AC$7]" office:value-type="float" office:value="45.87" calcext:value-type="float">
            <text:p>45.87</text:p>
          </table:table-cell>
          <table:table-cell table:style-name="ce18" table:formula="of:=[.C16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2-11-01" calcext:value-type="date">
            <text:p>01.11.2022</text:p>
          </table:table-cell>
          <table:table-cell table:style-name="ce1" office:value-type="float" office:value="894" calcext:value-type="float">
            <text:p>894</text:p>
          </table:table-cell>
          <table:table-cell table:style-name="ce1" table:formula="of:=IF([.B17]-[.B16]&gt;0;[.B17]-[.B16];0)" office:value-type="float" office:value="2" calcext:value-type="float">
            <text:p>2</text:p>
          </table:table-cell>
          <table:table-cell table:style-name="ce1"/>
          <table:table-cell table:style-name="ce11" table:formula="of:=[.C17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791" calcext:value-type="float">
            <text:p>1791</text:p>
          </table:table-cell>
          <table:table-cell table:style-name="ce1" table:formula="of:=IF([.G17]-[.G16]&gt;0;[.G17]-[.G16];0)" office:value-type="float" office:value="5" calcext:value-type="float">
            <text:p>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7]*[.$AH$5]+[.I17]" office:value-type="float" office:value="63.39" calcext:value-type="float">
            <text:p>63.39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526" calcext:value-type="float">
            <text:p>46526</text:p>
          </table:table-cell>
          <table:table-cell table:style-name="ce1" table:formula="of:=IF([.P17]-[.P16]&gt;0;[.P17]-[.P16];0)" office:value-type="float" office:value="47" calcext:value-type="float">
            <text:p>47</text:p>
          </table:table-cell>
          <table:table-cell table:style-name="ce1" table:formula="of:=IF([.Q17]&lt;250;[.Q17]*[.$AK$5];250*[.$AK$5]+([.Q17]-250)*[.$AL$5])" office:value-type="float" office:value="67.68" calcext:value-type="float">
            <text:p>67.68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17]+[.N17]+[.L17]+[.J17]+[.E17]+[.T17]+[.U17]&gt;0;[.R17]+[.N17]+[.L17]+[.J17]+[.E17]+[.T17]+[.U17];0)" office:value-type="float" office:value="453.11" calcext:value-type="float">
            <text:p>453.11</text:p>
          </table:table-cell>
          <table:table-cell/>
          <table:table-cell table:style-name="ce24" office:value-type="date" office:date-value="2022-11-23" calcext:value-type="date">
            <text:p>23.11.2022</text:p>
          </table:table-cell>
          <table:table-cell table:style-name="ce1" office:value-type="float" office:value="453.11" calcext:value-type="float">
            <text:p>453.11</text:p>
          </table:table-cell>
          <table:table-cell table:number-columns-repeated="2"/>
          <table:table-cell table:style-name="ce18" table:formula="of:=[.C17]*[.$AC$7]" office:value-type="float" office:value="30.58" calcext:value-type="float">
            <text:p>30.58</text:p>
          </table:table-cell>
          <table:table-cell table:style-name="ce18" table:formula="of:=[.C17]*[.$AD$7]" office:value-type="float" office:value="25.9" calcext:value-type="float">
            <text:p>25.9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2-12-01" calcext:value-type="date">
            <text:p>01.12.2022</text:p>
          </table:table-cell>
          <table:table-cell table:style-name="ce1" office:value-type="float" office:value="896" calcext:value-type="float">
            <text:p>896</text:p>
          </table:table-cell>
          <table:table-cell table:style-name="ce1" table:formula="of:=IF([.B18]-[.B17]&gt;0;[.B18]-[.B17];0)" office:value-type="float" office:value="2" calcext:value-type="float">
            <text:p>2</text:p>
          </table:table-cell>
          <table:table-cell table:style-name="ce1"/>
          <table:table-cell table:style-name="ce11" table:formula="of:=[.C18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798" calcext:value-type="float">
            <text:p>1798</text:p>
          </table:table-cell>
          <table:table-cell table:style-name="ce1" table:formula="of:=IF([.G18]-[.G17]&gt;0;[.G18]-[.G17];0)" office:value-type="float" office:value="7" calcext:value-type="float">
            <text:p>7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8]*[.$AH$5]+[.I18]" office:value-type="float" office:value="79.37" calcext:value-type="float">
            <text:p>79.37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576" calcext:value-type="float">
            <text:p>46576</text:p>
          </table:table-cell>
          <table:table-cell table:style-name="ce1" table:formula="of:=IF([.P18]-[.P17]&gt;0;[.P18]-[.P17];0)" office:value-type="float" office:value="50" calcext:value-type="float">
            <text:p>50</text:p>
          </table:table-cell>
          <table:table-cell table:style-name="ce1" table:formula="of:=IF([.Q18]&lt;250;[.Q18]*[.$AK$5];250*[.$AK$5]+([.Q18]-250)*[.$AL$5])" office:value-type="float" office:value="72" calcext:value-type="float">
            <text:p>7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8" table:formula="of:=608.44-[.T18]" office:value-type="float" office:value="482.07" calcext:value-type="float">
            <text:p>482.07</text:p>
          </table:table-cell>
          <table:table-cell/>
          <table:table-cell table:style-name="ce20" table:formula="of:=IF([.R18]+[.N18]+[.L18]+[.J18]+[.E18]+[.T18]+[.U18]&gt;0;[.R18]+[.N18]+[.L18]+[.J18]+[.E18]+[.T18]+[.U18];0)" office:value-type="float" office:value="955.48" calcext:value-type="float">
            <text:p>955.48</text:p>
          </table:table-cell>
          <table:table-cell/>
          <table:table-cell table:style-name="ce24" office:value-type="date" office:date-value="2022-12-30" calcext:value-type="date">
            <text:p>30.12.2022</text:p>
          </table:table-cell>
          <table:table-cell table:style-name="ce1" office:value-type="float" office:value="955.48" calcext:value-type="float">
            <text:p>955.48</text:p>
          </table:table-cell>
          <table:table-cell table:number-columns-repeated="2"/>
          <table:table-cell table:style-name="ce18" table:formula="of:=[.C18]*[.$AC$7]" office:value-type="float" office:value="30.58" calcext:value-type="float">
            <text:p>30.58</text:p>
          </table:table-cell>
          <table:table-cell table:style-name="ce18" table:formula="of:=[.C18]*[.$AD$7]" office:value-type="float" office:value="25.9" calcext:value-type="float">
            <text:p>25.9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1-01" calcext:value-type="date">
            <text:p>01.01.2023</text:p>
          </table:table-cell>
          <table:table-cell table:style-name="ce1" office:value-type="float" office:value="898" calcext:value-type="float">
            <text:p>898</text:p>
          </table:table-cell>
          <table:table-cell table:style-name="ce1" table:formula="of:=IF([.B19]-[.B18]&gt;0;[.B19]-[.B18];0)" office:value-type="float" office:value="2" calcext:value-type="float">
            <text:p>2</text:p>
          </table:table-cell>
          <table:table-cell table:style-name="ce1"/>
          <table:table-cell table:style-name="ce11" table:formula="of:=[.C19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805" calcext:value-type="float">
            <text:p>1805</text:p>
          </table:table-cell>
          <table:table-cell table:style-name="ce1" table:formula="of:=IF([.G19]-[.G18]&gt;0;[.G19]-[.G18];0)" office:value-type="float" office:value="7" calcext:value-type="float">
            <text:p>7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19]*[.$AH$5]+[.I19]" office:value-type="float" office:value="79.37" calcext:value-type="float">
            <text:p>79.37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625" calcext:value-type="float">
            <text:p>46625</text:p>
          </table:table-cell>
          <table:table-cell table:style-name="ce1" table:formula="of:=IF([.P19]-[.P18]&gt;0;[.P19]-[.P18];0)" office:value-type="float" office:value="49" calcext:value-type="float">
            <text:p>49</text:p>
          </table:table-cell>
          <table:table-cell table:style-name="ce1" table:formula="of:=IF([.Q19]&lt;250;[.Q19]*[.$AK$5];250*[.$AK$5]+([.Q19]-250)*[.$AL$5])" office:value-type="float" office:value="70.56" calcext:value-type="float">
            <text:p>70.56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8" table:formula="of:=1008-[.T19]" office:value-type="float" office:value="881.63" calcext:value-type="float">
            <text:p>881.63</text:p>
          </table:table-cell>
          <table:table-cell/>
          <table:table-cell table:style-name="ce20" table:formula="of:=IF([.R19]+[.N19]+[.L19]+[.J19]+[.E19]+[.T19]+[.U19]&gt;0;[.R19]+[.N19]+[.L19]+[.J19]+[.E19]+[.T19]+[.U19];0)" office:value-type="float" office:value="1353.6" calcext:value-type="float">
            <text:p>1353.60</text:p>
          </table:table-cell>
          <table:table-cell/>
          <table:table-cell table:style-name="ce4" office:value-type="date" office:date-value="2023-01-26" calcext:value-type="date">
            <text:p>26.01.2023</text:p>
          </table:table-cell>
          <table:table-cell table:style-name="ce1" office:value-type="float" office:value="1353.6" calcext:value-type="float">
            <text:p>1353.6</text:p>
          </table:table-cell>
          <table:table-cell table:number-columns-repeated="2"/>
          <table:table-cell table:style-name="ce18" table:formula="of:=[.C19]*[.$AC$7]" office:value-type="float" office:value="30.58" calcext:value-type="float">
            <text:p>30.58</text:p>
          </table:table-cell>
          <table:table-cell table:style-name="ce18" table:formula="of:=[.C19]*[.$AD$7]" office:value-type="float" office:value="25.9" calcext:value-type="float">
            <text:p>25.9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2-01" calcext:value-type="date">
            <text:p>01.02.2023</text:p>
          </table:table-cell>
          <table:table-cell table:style-name="ce1" office:value-type="float" office:value="899" calcext:value-type="float">
            <text:p>899</text:p>
          </table:table-cell>
          <table:table-cell table:style-name="ce1" table:formula="of:=IF([.B20]-[.B19]&gt;0;[.B20]-[.B19];0)" office:value-type="float" office:value="1" calcext:value-type="float">
            <text:p>1</text:p>
          </table:table-cell>
          <table:table-cell table:style-name="ce1"/>
          <table:table-cell table:style-name="ce11" table:formula="of:=[.C20]*([.$AC$5]+[.$AD$5])+[.$AE$7]" office:value-type="float" office:value="49.92" calcext:value-type="float">
            <text:p>49.92</text:p>
          </table:table-cell>
          <table:table-cell/>
          <table:table-cell table:style-name="ce1" office:value-type="float" office:value="1809" calcext:value-type="float">
            <text:p>1809</text:p>
          </table:table-cell>
          <table:table-cell table:style-name="ce1" table:formula="of:=IF([.G20]-[.G19]&gt;0;[.G20]-[.G19];0)" office:value-type="float" office:value="4" calcext:value-type="float">
            <text:p>4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0]*[.$AH$5]+[.I20]" office:value-type="float" office:value="55.4" calcext:value-type="float">
            <text:p>55.4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670" calcext:value-type="float">
            <text:p>46670</text:p>
          </table:table-cell>
          <table:table-cell table:style-name="ce1" table:formula="of:=IF([.P20]-[.P19]&gt;0;[.P20]-[.P19];0)" office:value-type="float" office:value="45" calcext:value-type="float">
            <text:p>45</text:p>
          </table:table-cell>
          <table:table-cell table:style-name="ce1" table:formula="of:=IF([.Q20]&lt;250;[.Q20]*[.$AK$5];250*[.$AK$5]+([.Q20]-250)*[.$AL$5])" office:value-type="float" office:value="64.8" calcext:value-type="float">
            <text:p>64.8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827.42" calcext:value-type="float">
            <text:p>827.42</text:p>
          </table:table-cell>
          <table:table-cell/>
          <table:table-cell table:style-name="ce20" table:formula="of:=IF([.R20]+[.N20]+[.L20]+[.J20]+[.E20]+[.T20]+[.U20]&gt;0;[.R20]+[.N20]+[.L20]+[.J20]+[.E20]+[.T20]+[.U20];0)" office:value-type="float" office:value="1244.41" calcext:value-type="float">
            <text:p>1244.41</text:p>
          </table:table-cell>
          <table:table-cell/>
          <table:table-cell table:style-name="ce4" office:value-type="date" office:date-value="2023-02-28" calcext:value-type="date">
            <text:p>28.02.2023</text:p>
          </table:table-cell>
          <table:table-cell table:style-name="ce1" office:value-type="float" office:value="1244.41" calcext:value-type="float">
            <text:p>1244.41</text:p>
          </table:table-cell>
          <table:table-cell table:number-columns-repeated="2"/>
          <table:table-cell table:style-name="ce18" table:formula="of:=[.C20]*[.$AC$7]" office:value-type="float" office:value="15.29" calcext:value-type="float">
            <text:p>15.29</text:p>
          </table:table-cell>
          <table:table-cell table:style-name="ce18" table:formula="of:=[.C20]*[.$AD$7]" office:value-type="float" office:value="12.95" calcext:value-type="float">
            <text:p>12.95</text:p>
          </table:table-cell>
          <table:table-cell table:number-columns-repeated="2"/>
          <table:table-cell table:style-name="ce18" table:formula="of:=[.H20]*[.$AH$5]" office:value-type="float" office:value="31.96" calcext:value-type="float">
            <text:p>31.96</text:p>
          </table:table-cell>
          <table:table-cell table:number-columns-repeated="991"/>
        </table:table-row>
        <table:table-row table:style-name="ro1">
          <table:table-cell table:style-name="ce4" office:value-type="date" office:date-value="2023-03-01" calcext:value-type="date">
            <text:p>01.03.2023</text:p>
          </table:table-cell>
          <table:table-cell table:style-name="ce1" office:value-type="float" office:value="900" calcext:value-type="float">
            <text:p>900</text:p>
          </table:table-cell>
          <table:table-cell table:style-name="ce1" table:formula="of:=IF([.B21]-[.B20]&gt;0;[.B21]-[.B20];0)" office:value-type="float" office:value="1" calcext:value-type="float">
            <text:p>1</text:p>
          </table:table-cell>
          <table:table-cell table:style-name="ce1"/>
          <table:table-cell table:style-name="ce11" table:formula="of:=[.C21]*([.$AC$5]+[.$AD$5])+[.$AE$7]" office:value-type="float" office:value="49.92" calcext:value-type="float">
            <text:p>49.92</text:p>
          </table:table-cell>
          <table:table-cell/>
          <table:table-cell table:style-name="ce1" office:value-type="float" office:value="1813" calcext:value-type="float">
            <text:p>1813</text:p>
          </table:table-cell>
          <table:table-cell table:style-name="ce1" table:formula="of:=IF([.G21]-[.G20]&gt;0;[.G21]-[.G20];0)" office:value-type="float" office:value="4" calcext:value-type="float">
            <text:p>4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1]*[.$AH$5]" office:value-type="float" office:value="31.96" calcext:value-type="float">
            <text:p>31.96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712" calcext:value-type="float">
            <text:p>46712</text:p>
          </table:table-cell>
          <table:table-cell table:style-name="ce1" table:formula="of:=IF([.P21]-[.P20]&gt;0;[.P21]-[.P20];0)" office:value-type="float" office:value="42" calcext:value-type="float">
            <text:p>42</text:p>
          </table:table-cell>
          <table:table-cell table:style-name="ce1" table:formula="of:=IF([.Q21]&lt;250;[.Q21]*[.$AK$5];250*[.$AK$5]+([.Q21]-250)*[.$AL$5])" office:value-type="float" office:value="60.48" calcext:value-type="float">
            <text:p>60.48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766.69" calcext:value-type="float">
            <text:p>766.69</text:p>
          </table:table-cell>
          <table:table-cell/>
          <table:table-cell table:style-name="ce20" table:formula="of:=IF([.R21]+[.N21]+[.L21]+[.I21]+[.J21]+[.E21]+[.T21]+[.U21]&gt;0;[.R21]+[.N21]+[.L21]+[.I21]+[.J21]+[.E21]+[.T21]+[.U21];0)" office:value-type="float" office:value="1179.36" calcext:value-type="float">
            <text:p>1179.36</text:p>
          </table:table-cell>
          <table:table-cell table:number-columns-repeated="5"/>
          <table:table-cell table:style-name="ce18" table:formula="of:=[.C21]*[.$AC$7]" office:value-type="float" office:value="15.29" calcext:value-type="float">
            <text:p>15.29</text:p>
          </table:table-cell>
          <table:table-cell table:style-name="ce18" table:formula="of:=[.C21]*[.$AD$7]" office:value-type="float" office:value="12.95" calcext:value-type="float">
            <text:p>12.9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4-01" calcext:value-type="date">
            <text:p>01.04.2023</text:p>
          </table:table-cell>
          <table:table-cell table:style-name="ce1" office:value-type="float" office:value="901" calcext:value-type="float">
            <text:p>901</text:p>
          </table:table-cell>
          <table:table-cell table:style-name="ce1" table:formula="of:=IF([.B22]-[.B21]&gt;0;[.B22]-[.B21];0)" office:value-type="float" office:value="1" calcext:value-type="float">
            <text:p>1</text:p>
          </table:table-cell>
          <table:table-cell table:style-name="ce1"/>
          <table:table-cell table:style-name="ce11" table:formula="of:=[.C22]*([.$AC$5]+[.$AD$5])+[.$AE$7]" office:value-type="float" office:value="49.92" calcext:value-type="float">
            <text:p>49.92</text:p>
          </table:table-cell>
          <table:table-cell/>
          <table:table-cell table:style-name="ce1" office:value-type="float" office:value="1818" calcext:value-type="float">
            <text:p>1818</text:p>
          </table:table-cell>
          <table:table-cell table:style-name="ce1" table:formula="of:=IF([.G22]-[.G21]&gt;0;[.G22]-[.G21];0)" office:value-type="float" office:value="5" calcext:value-type="float">
            <text:p>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2]*[.$AH$5]" office:value-type="float" office:value="39.95" calcext:value-type="float">
            <text:p>39.95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767" calcext:value-type="float">
            <text:p>46767</text:p>
          </table:table-cell>
          <table:table-cell table:style-name="ce1" table:formula="of:=IF([.P22]-[.P21]&gt;0;[.P22]-[.P21];0)" office:value-type="float" office:value="55" calcext:value-type="float">
            <text:p>55</text:p>
          </table:table-cell>
          <table:table-cell table:style-name="ce1" table:formula="of:=IF([.Q22]&lt;250;[.Q22]*[.$AK$5];250*[.$AK$5]+([.Q22]-250)*[.$AL$5])" office:value-type="float" office:value="79.2" calcext:value-type="float">
            <text:p>79.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631.42" calcext:value-type="float">
            <text:p>631.42</text:p>
          </table:table-cell>
          <table:table-cell/>
          <table:table-cell table:style-name="ce20" table:formula="of:=IF([.R22]+[.N22]+[.L22]+[.I22]+[.J22]+[.E22]+[.T22]+[.U22]&gt;0;[.R22]+[.N22]+[.L22]+[.I22]+[.J22]+[.E22]+[.T22]+[.U22];0)" office:value-type="float" office:value="1070.8" calcext:value-type="float">
            <text:p>1070.80</text:p>
          </table:table-cell>
          <table:table-cell/>
          <table:table-cell table:style-name="ce4" office:value-type="date" office:date-value="2023-04-25" calcext:value-type="date">
            <text:p>25.04.2023</text:p>
          </table:table-cell>
          <table:table-cell table:style-name="ce1" office:value-type="float" office:value="2250.16" calcext:value-type="float">
            <office:annotation draw:style-name="gr1" draw:text-style-name="P2" svg:width="124.33pt" svg:height="42.75pt" svg:x="663.45pt" svg:y="377.23pt" draw:caption-point-x="-11.54pt" draw:caption-point-y="-22.96pt">
              <dc:date>2025-06-21T00:00:00</dc:date>
              <text:p text:style-name="P1">За два місяці</text:p>
              <text:p text:style-name="P1"><text:tab/>-Viktor Holoshivskiy</text:p>
            </office:annotation>
            <text:p>2250.16</text:p>
          </table:table-cell>
          <table:table-cell table:number-columns-repeated="2"/>
          <table:table-cell table:style-name="ce18" table:formula="of:=[.C22]*[.$AC$7]" office:value-type="float" office:value="15.29" calcext:value-type="float">
            <text:p>15.29</text:p>
          </table:table-cell>
          <table:table-cell table:style-name="ce18" table:formula="of:=[.C22]*[.$AD$7]" office:value-type="float" office:value="12.95" calcext:value-type="float">
            <text:p>12.9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5-01" calcext:value-type="date">
            <text:p>01.05.2023</text:p>
          </table:table-cell>
          <table:table-cell table:style-name="ce1" office:value-type="float" office:value="902" calcext:value-type="float">
            <text:p>902</text:p>
          </table:table-cell>
          <table:table-cell table:style-name="ce1" table:formula="of:=IF([.B23]-[.B22]&gt;0;[.B23]-[.B22];0)" office:value-type="float" office:value="1" calcext:value-type="float">
            <text:p>1</text:p>
          </table:table-cell>
          <table:table-cell table:style-name="ce1"/>
          <table:table-cell table:style-name="ce11" table:formula="of:=[.C23]*([.$AC$5]+[.$AD$5])+[.$AE$7]" office:value-type="float" office:value="49.92" calcext:value-type="float">
            <text:p>49.92</text:p>
          </table:table-cell>
          <table:table-cell/>
          <table:table-cell table:style-name="ce1" office:value-type="float" office:value="1824" calcext:value-type="float">
            <text:p>1824</text:p>
          </table:table-cell>
          <table:table-cell table:style-name="ce1" table:formula="of:=IF([.G23]-[.G22]&gt;0;[.G23]-[.G22];0)" office:value-type="float" office:value="6" calcext:value-type="float">
            <text:p>6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3]*[.$AH$5]" office:value-type="float" office:value="47.94" calcext:value-type="float">
            <text:p>47.94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817" calcext:value-type="float">
            <text:p>46817</text:p>
          </table:table-cell>
          <table:table-cell table:style-name="ce1" table:formula="of:=IF([.P23]-[.P22]&gt;0;[.P23]-[.P22];0)" office:value-type="float" office:value="50" calcext:value-type="float">
            <text:p>50</text:p>
          </table:table-cell>
          <table:table-cell table:style-name="ce1" table:formula="of:=IF([.Q23]&lt;250;[.Q23]*[.$AK$5];250*[.$AK$5]+([.Q23]-250)*[.$AL$5])" office:value-type="float" office:value="72" calcext:value-type="float">
            <text:p>7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276.61" calcext:value-type="float">
            <text:p>276.61</text:p>
          </table:table-cell>
          <table:table-cell/>
          <table:table-cell table:style-name="ce20" table:formula="of:=IF([.R23]+[.N23]+[.L23]+[.I23]+[.J23]+[.E23]+[.T23]+[.U23]&gt;0;[.R23]+[.N23]+[.L23]+[.I23]+[.J23]+[.E23]+[.T23]+[.U23];0)" office:value-type="float" office:value="716.78" calcext:value-type="float">
            <text:p>716.78</text:p>
          </table:table-cell>
          <table:table-cell/>
          <table:table-cell table:style-name="ce4" office:value-type="date" office:date-value="2023-06-01" calcext:value-type="date">
            <text:p>01.06.2023</text:p>
          </table:table-cell>
          <table:table-cell table:number-columns-repeated="3"/>
          <table:table-cell table:style-name="ce18" table:formula="of:=[.C23]*[.$AC$7]" office:value-type="float" office:value="15.29" calcext:value-type="float">
            <text:p>15.29</text:p>
          </table:table-cell>
          <table:table-cell table:style-name="ce18" table:formula="of:=[.C23]*[.$AD$7]" office:value-type="float" office:value="12.95" calcext:value-type="float">
            <text:p>12.9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6-01" calcext:value-type="date">
            <text:p>01.06.2023</text:p>
          </table:table-cell>
          <table:table-cell table:style-name="ce1" office:value-type="float" office:value="904" calcext:value-type="float">
            <text:p>904</text:p>
          </table:table-cell>
          <table:table-cell table:style-name="ce1" table:formula="of:=IF([.B24]-[.B23]&gt;0;[.B24]-[.B23];0)" office:value-type="float" office:value="2" calcext:value-type="float">
            <text:p>2</text:p>
          </table:table-cell>
          <table:table-cell table:style-name="ce1"/>
          <table:table-cell table:style-name="ce11" table:formula="of:=[.C24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829" calcext:value-type="float">
            <text:p>1829</text:p>
          </table:table-cell>
          <table:table-cell table:style-name="ce1" table:formula="of:=IF([.G24]-[.G23]&gt;0;[.G24]-[.G23];0)" office:value-type="float" office:value="5" calcext:value-type="float">
            <text:p>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4]*[.$AH$5]" office:value-type="float" office:value="39.95" calcext:value-type="float">
            <text:p>39.95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865" calcext:value-type="float">
            <text:p>46865</text:p>
          </table:table-cell>
          <table:table-cell table:style-name="ce1" table:formula="of:=IF([.P24]-[.P23]&gt;0;[.P24]-[.P23];0)" office:value-type="float" office:value="48" calcext:value-type="float">
            <text:p>48</text:p>
          </table:table-cell>
          <table:table-cell table:style-name="ce1" table:formula="of:=IF([.Q24]&lt;250;[.Q24]*[.$AK$5];250*[.$AK$5]+([.Q24]-250)*[.$AL$5])" office:value-type="float" office:value="69.12" calcext:value-type="float">
            <text:p>69.1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24]+[.N24]+[.L24]+[.I24]+[.J24]+[.E24]+[.T24]+[.U24]&gt;0;[.R24]+[.N24]+[.L24]+[.I24]+[.J24]+[.E24]+[.T24]+[.U24];0)" office:value-type="float" office:value="454.55" calcext:value-type="float">
            <text:p>454.55</text:p>
          </table:table-cell>
          <table:table-cell/>
          <table:table-cell table:style-name="ce4" office:value-type="date" office:date-value="2023-06-30" calcext:value-type="date">
            <text:p>30.06.2023</text:p>
          </table:table-cell>
          <table:table-cell table:number-columns-repeated="3"/>
          <table:table-cell table:style-name="ce18" table:formula="of:=[.C24]*[.$AC$7]" office:value-type="float" office:value="30.58" calcext:value-type="float">
            <text:p>30.58</text:p>
          </table:table-cell>
          <table:table-cell table:style-name="ce18" table:formula="of:=[.C24]*[.$AD$7]" office:value-type="float" office:value="25.9" calcext:value-type="float">
            <text:p>25.9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7-01" calcext:value-type="date">
            <text:p>01.07.2023</text:p>
          </table:table-cell>
          <table:table-cell table:style-name="ce8" office:value-type="float" office:value="905.99" calcext:value-type="float">
            <text:p>906</text:p>
          </table:table-cell>
          <table:table-cell table:style-name="ce8" table:formula="of:=IF([.B25]-[.B24]&gt;0;[.B25]-[.B24];0)" office:value-type="float" office:value="1.99000000000001" calcext:value-type="float">
            <text:p>2</text:p>
          </table:table-cell>
          <table:table-cell table:style-name="ce11"/>
          <table:table-cell table:style-name="ce11" table:formula="of:=[.C25]*([.$AC$5]+[.$AD$5])+[.$AE$7]" office:value-type="float" office:value="74.9175000000002" calcext:value-type="float">
            <text:p>74.92</text:p>
          </table:table-cell>
          <table:table-cell/>
          <table:table-cell table:style-name="ce1" office:value-type="float" office:value="1834" calcext:value-type="float">
            <text:p>1834</text:p>
          </table:table-cell>
          <table:table-cell table:style-name="ce1" table:formula="of:=IF([.G25]-[.G24]&gt;0;[.G25]-[.G24];0)" office:value-type="float" office:value="5" calcext:value-type="float">
            <text:p>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5]*[.$AH$5]" office:value-type="float" office:value="39.95" calcext:value-type="float">
            <text:p>39.95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916" calcext:value-type="float">
            <text:p>46916</text:p>
          </table:table-cell>
          <table:table-cell table:style-name="ce1" table:formula="of:=IF([.P25]-[.P24]&gt;0;[.P25]-[.P24];0)" office:value-type="float" office:value="51" calcext:value-type="float">
            <text:p>51</text:p>
          </table:table-cell>
          <table:table-cell table:style-name="ce1" table:formula="of:=IF([.Q25]&lt;250;[.Q25]*[.$AK$5];250*[.$AK$5]+([.Q25]-250)*[.$AL$5])" office:value-type="float" office:value="73.44" calcext:value-type="float">
            <text:p>73.44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25]+[.N25]+[.L25]+[.I25]+[.J25]+[.E25]+[.T25]+[.U25]&gt;0;[.R25]+[.N25]+[.L25]+[.I25]+[.J25]+[.E25]+[.T25]+[.U25];0)" office:value-type="float" office:value="458.6175" calcext:value-type="float">
            <text:p>458.62</text:p>
          </table:table-cell>
          <table:table-cell/>
          <table:table-cell table:style-name="ce4" office:value-type="date" office:date-value="2023-07-31" calcext:value-type="date">
            <text:p>31.07.2023</text:p>
          </table:table-cell>
          <table:table-cell table:number-columns-repeated="3"/>
          <table:table-cell table:style-name="ce32" table:formula="of:=[.C25]*[.$AC$7]" office:value-type="float" office:value="30.4271000000001" calcext:value-type="float">
            <text:p>30.43</text:p>
          </table:table-cell>
          <table:table-cell table:style-name="ce32" table:formula="of:=[.C25]*[.$AD$7]" office:value-type="float" office:value="25.7705000000001" calcext:value-type="float">
            <text:p>25.77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8-01" calcext:value-type="date">
            <text:p>01.08.2023</text:p>
          </table:table-cell>
          <table:table-cell table:style-name="ce1" office:value-type="float" office:value="907" calcext:value-type="float">
            <text:p>907</text:p>
          </table:table-cell>
          <table:table-cell table:style-name="ce8" table:formula="of:=IF([.B26]-[.B25]&gt;0;[.B26]-[.B25];0)" office:value-type="float" office:value="1.00999999999999" calcext:value-type="float">
            <text:p>1</text:p>
          </table:table-cell>
          <table:table-cell table:style-name="ce1"/>
          <table:table-cell table:style-name="ce11" table:formula="of:=[.C26]*([.$AC$5]+[.$AD$5])+[.$AE$7]" office:value-type="float" office:value="50.1724999999998" calcext:value-type="float">
            <text:p>50.17</text:p>
          </table:table-cell>
          <table:table-cell/>
          <table:table-cell table:style-name="ce1" office:value-type="float" office:value="1838" calcext:value-type="float">
            <text:p>1838</text:p>
          </table:table-cell>
          <table:table-cell table:style-name="ce1" table:formula="of:=IF([.G26]-[.G25]&gt;0;[.G26]-[.G25];0)" office:value-type="float" office:value="4" calcext:value-type="float">
            <text:p>4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6]*[.$AH$5]" office:value-type="float" office:value="31.96" calcext:value-type="float">
            <text:p>31.96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6972" calcext:value-type="float">
            <text:p>46972</text:p>
          </table:table-cell>
          <table:table-cell table:style-name="ce1" table:formula="of:=IF([.P26]-[.P25]&gt;0;[.P26]-[.P25];0)" office:value-type="float" office:value="56" calcext:value-type="float">
            <text:p>56</text:p>
          </table:table-cell>
          <table:table-cell table:style-name="ce1" table:formula="of:=IF([.Q26]&lt;250;[.Q26]*[.$AK$5];250*[.$AK$5]+([.Q26]-250)*[.$AL$5])" office:value-type="float" office:value="80.64" calcext:value-type="float">
            <text:p>80.64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26]+[.N26]+[.L26]+[.I26]+[.J26]+[.E26]+[.T26]+[.U26]&gt;0;[.R26]+[.N26]+[.L26]+[.I26]+[.J26]+[.E26]+[.T26]+[.U26];0)" office:value-type="float" office:value="433.0825" calcext:value-type="float">
            <text:p>433.08</text:p>
          </table:table-cell>
          <table:table-cell table:number-columns-repeated="5"/>
          <table:table-cell table:style-name="ce32" table:formula="of:=[.C26]*[.$AC$7]" office:value-type="float" office:value="15.4428999999999" calcext:value-type="float">
            <text:p>15.44</text:p>
          </table:table-cell>
          <table:table-cell table:style-name="ce32" table:formula="of:=[.C26]*[.$AD$7]" office:value-type="float" office:value="13.0794999999999" calcext:value-type="float">
            <text:p>13.08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09-01" calcext:value-type="date">
            <text:p>01.09.2023</text:p>
          </table:table-cell>
          <table:table-cell table:style-name="ce1" office:value-type="float" office:value="909" calcext:value-type="float">
            <text:p>909</text:p>
          </table:table-cell>
          <table:table-cell table:style-name="ce1" table:formula="of:=IF([.B27]-[.B26]&gt;0;[.B27]-[.B26];0)" office:value-type="float" office:value="2" calcext:value-type="float">
            <text:p>2</text:p>
          </table:table-cell>
          <table:table-cell table:style-name="ce1"/>
          <table:table-cell table:style-name="ce11" table:formula="of:=[.C27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840" calcext:value-type="float">
            <text:p>1840</text:p>
          </table:table-cell>
          <table:table-cell table:style-name="ce1" table:formula="of:=IF([.G27]-[.G26]&gt;0;[.G27]-[.G26];0)" office:value-type="float" office:value="2" calcext:value-type="float">
            <text:p>2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7]*[.$AH$5]" office:value-type="float" office:value="15.98" calcext:value-type="float">
            <text:p>15.98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7030" calcext:value-type="float">
            <text:p>47030</text:p>
          </table:table-cell>
          <table:table-cell table:style-name="ce1" table:formula="of:=IF([.P27]-[.P26]&gt;0;[.P27]-[.P26];0)" office:value-type="float" office:value="58" calcext:value-type="float">
            <text:p>58</text:p>
          </table:table-cell>
          <table:table-cell table:style-name="ce1" table:formula="of:=IF([.Q27]&lt;250;[.Q27]*[.$AK$5];250*[.$AK$5]+([.Q27]-250)*[.$AL$5])" office:value-type="float" office:value="83.52" calcext:value-type="float">
            <text:p>83.5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27]+[.N27]+[.L27]+[.I27]+[.J27]+[.E27]+[.T27]+[.U27]&gt;0;[.R27]+[.N27]+[.L27]+[.I27]+[.J27]+[.E27]+[.T27]+[.U27];0)" office:value-type="float" office:value="444.98" calcext:value-type="float">
            <text:p>444.98</text:p>
          </table:table-cell>
          <table:table-cell/>
          <table:table-cell table:style-name="ce4" office:value-type="date" office:date-value="2023-09-05" calcext:value-type="date">
            <text:p>05.09.2023</text:p>
          </table:table-cell>
          <table:table-cell table:style-name="ce1" office:value-type="float" office:value="878" calcext:value-type="float">
            <text:p>878</text:p>
          </table:table-cell>
          <table:table-cell table:number-columns-repeated="2"/>
          <table:table-cell table:style-name="ce32" table:formula="of:=[.C27]*[.$AC$7]" office:value-type="float" office:value="30.58" calcext:value-type="float">
            <text:p>30.58</text:p>
          </table:table-cell>
          <table:table-cell table:style-name="ce32" table:formula="of:=[.C27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10-01" calcext:value-type="date">
            <text:p>01.10.2023</text:p>
          </table:table-cell>
          <table:table-cell table:style-name="ce1" office:value-type="float" office:value="911" calcext:value-type="float">
            <text:p>911</text:p>
          </table:table-cell>
          <table:table-cell table:style-name="ce1" table:formula="of:=IF([.B28]-[.B27]&gt;0;[.B28]-[.B27];0)" office:value-type="float" office:value="2" calcext:value-type="float">
            <text:p>2</text:p>
          </table:table-cell>
          <table:table-cell table:style-name="ce1"/>
          <table:table-cell table:style-name="ce11" table:formula="of:=[.C28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844" calcext:value-type="float">
            <text:p>1844</text:p>
          </table:table-cell>
          <table:table-cell table:style-name="ce1" table:formula="of:=IF([.G28]-[.G27]&gt;0;[.G28]-[.G27];0)" office:value-type="float" office:value="4" calcext:value-type="float">
            <text:p>4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8]*[.$AH$5]" office:value-type="float" office:value="31.96" calcext:value-type="float">
            <text:p>31.96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" office:value-type="float" office:value="37.2" calcext:value-type="float">
            <text:p>37.2</text:p>
          </table:table-cell>
          <table:table-cell/>
          <table:table-cell table:style-name="ce1" office:value-type="float" office:value="47083" calcext:value-type="float">
            <text:p>47083</text:p>
          </table:table-cell>
          <table:table-cell table:style-name="ce1" table:formula="of:=IF([.P28]-[.P27]&gt;0;[.P28]-[.P27];0)" office:value-type="float" office:value="53" calcext:value-type="float">
            <text:p>53</text:p>
          </table:table-cell>
          <table:table-cell table:style-name="ce1" table:formula="of:=IF([.Q28]&lt;250;[.Q28]*[.$AK$5];250*[.$AK$5]+([.Q28]-250)*[.$AL$5])" office:value-type="float" office:value="76.32" calcext:value-type="float">
            <text:p>76.3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0" table:formula="of:=IF([.R28]+[.N28]+[.L28]+[.I28]+[.J28]+[.E28]+[.T28]+[.U28]&gt;0;[.R28]+[.N28]+[.L28]+[.I28]+[.J28]+[.E28]+[.T28]+[.U28];0)" office:value-type="float" office:value="453.76" calcext:value-type="float">
            <text:p>453.76</text:p>
          </table:table-cell>
          <table:table-cell table:number-columns-repeated="5"/>
          <table:table-cell table:style-name="ce32" table:formula="of:=[.C28]*[.$AC$7]" office:value-type="float" office:value="30.58" calcext:value-type="float">
            <text:p>30.58</text:p>
          </table:table-cell>
          <table:table-cell table:style-name="ce32" table:formula="of:=[.C28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11-01" calcext:value-type="date">
            <text:p>01.11.2023</text:p>
          </table:table-cell>
          <table:table-cell table:style-name="ce1" office:value-type="float" office:value="913" calcext:value-type="float">
            <text:p>913</text:p>
          </table:table-cell>
          <table:table-cell table:style-name="ce1" table:formula="of:=IF([.B29]-[.B28]&gt;0;[.B29]-[.B28];0)" office:value-type="float" office:value="2" calcext:value-type="float">
            <text:p>2</text:p>
          </table:table-cell>
          <table:table-cell table:style-name="ce1"/>
          <table:table-cell table:style-name="ce11" table:formula="of:=[.C29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849" calcext:value-type="float">
            <text:p>1849</text:p>
          </table:table-cell>
          <table:table-cell table:style-name="ce1" table:formula="of:=IF([.G29]-[.G28]&gt;0;[.G29]-[.G28];0)" office:value-type="float" office:value="5" calcext:value-type="float">
            <text:p>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table:formula="of:=[.H29]*[.$AH$5]" office:value-type="float" office:value="39.95" calcext:value-type="float">
            <text:p>39.95</text:p>
          </table:table-cell>
          <table:table-cell/>
          <table:table-cell table:style-name="ce1" office:value-type="float" office:value="83.3" calcext:value-type="float">
            <text:p>83.3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136" calcext:value-type="float">
            <text:p>47136</text:p>
          </table:table-cell>
          <table:table-cell table:style-name="ce1" table:formula="of:=IF([.P29]-[.P28]&gt;0;[.P29]-[.P28];0)" office:value-type="float" office:value="53" calcext:value-type="float">
            <text:p>53</text:p>
          </table:table-cell>
          <table:table-cell table:style-name="ce1" table:formula="of:=IF([.Q29]&lt;250;[.Q29]*[.$AK$5];250*[.$AK$5]+([.Q29]-250)*[.$AL$5])" office:value-type="float" office:value="76.32" calcext:value-type="float">
            <text:p>76.32</text:p>
          </table:table-cell>
          <table:table-cell/>
          <table:table-cell table:style-name="ce18" table:formula="of:=113.7+12.67" office:value-type="float" office:value="126.37" calcext:value-type="float">
            <text:p>126.37</text:p>
          </table:table-cell>
          <table:table-cell table:number-columns-repeated="2"/>
          <table:table-cell table:style-name="ce20" table:formula="of:=IF([.R29]+[.N29]+[.L29]+[.I29]+[.J29]+[.E29]+[.T29]+[.U29]&gt;0;[.R29]+[.N29]+[.L29]+[.I29]+[.J29]+[.E29]+[.T29]+[.U29];0)" office:value-type="float" office:value="461.75" calcext:value-type="float">
            <text:p>461.75</text:p>
          </table:table-cell>
          <table:table-cell/>
          <table:table-cell table:style-name="ce24" office:value-type="date" office:date-value="2023-11-30" calcext:value-type="date">
            <text:p>30.11.2023</text:p>
          </table:table-cell>
          <table:table-cell table:style-name="ce1" office:value-type="float" office:value="1492" calcext:value-type="float">
            <office:annotation draw:style-name="gr2" draw:text-style-name="P2" svg:width="124.33pt" svg:height="28.09pt" svg:x="663.45pt" svg:y="486.96pt" draw:caption-point-x="-11.54pt" draw:caption-point-y="-22.45pt">
              <dc:date>2025-06-21T00:00:00</dc:date>
              <text:p text:style-name="P1">разом з боргом за світло 325 грн</text:p>
            </office:annotation>
            <text:p>1492</text:p>
          </table:table-cell>
          <table:table-cell table:number-columns-repeated="2"/>
          <table:table-cell table:style-name="ce32" table:formula="of:=[.C29]*[.$AC$7]" office:value-type="float" office:value="30.58" calcext:value-type="float">
            <text:p>30.58</text:p>
          </table:table-cell>
          <table:table-cell table:style-name="ce32" table:formula="of:=[.C29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3-12-01" calcext:value-type="date">
            <text:p>01.12.2023</text:p>
          </table:table-cell>
          <table:table-cell table:style-name="ce1" office:value-type="float" office:value="915" calcext:value-type="float">
            <text:p>915</text:p>
          </table:table-cell>
          <table:table-cell table:style-name="ce1" table:formula="of:=IF([.B30]-[.B29]&gt;0;[.B30]-[.B29];0)" office:value-type="float" office:value="2" calcext:value-type="float">
            <text:p>2</text:p>
          </table:table-cell>
          <table:table-cell table:style-name="ce12"/>
          <table:table-cell table:style-name="ce12" table:formula="of:=[.C30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1856" calcext:value-type="float">
            <text:p>1856</text:p>
          </table:table-cell>
          <table:table-cell table:style-name="ce1" table:formula="of:=IF([.G30]-[.G29]&gt;0;[.G30]-[.G29];0)" office:value-type="float" office:value="7" calcext:value-type="float">
            <text:p>7</text:p>
          </table:table-cell>
          <table:table-cell table:style-name="ce12" office:value-type="float" office:value="23.44" calcext:value-type="float">
            <text:p>23.44</text:p>
          </table:table-cell>
          <table:table-cell table:style-name="ce12" table:formula="of:=[.H30]*[.$AH$5]" office:value-type="float" office:value="55.93" calcext:value-type="float">
            <text:p>55.93</text:p>
          </table:table-cell>
          <table:table-cell/>
          <table:table-cell table:style-name="ce12" table:formula="of:=167.77" office:value-type="float" office:value="167.77" calcext:value-type="float">
            <text:p>167.77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236" calcext:value-type="float">
            <text:p>47236</text:p>
          </table:table-cell>
          <table:table-cell table:style-name="ce1" table:formula="of:=IF([.P30]-[.P29]&gt;0;[.P30]-[.P29];0)" office:value-type="float" office:value="100" calcext:value-type="float">
            <text:p>100</text:p>
          </table:table-cell>
          <table:table-cell table:style-name="ce12" table:formula="of:=IF([.Q30]&lt;250;[.Q30]*[.$AK$6];250*[.$AK$6]+([.Q30]-250)*[.$AL$6])" office:value-type="float" office:value="264" calcext:value-type="float">
            <text:p>264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6" table:formula="of:=IF([.R30]+[.N30]+[.L30]+[.I30]+[.J30]+[.E30]+[.T30]+[.U30]&gt;0;[.R30]+[.N30]+[.L30]+[.I30]+[.J30]+[.E30]+[.T30]+[.U30];0)" office:value-type="float" office:value="624.51" calcext:value-type="float">
            <text:p>624.51</text:p>
          </table:table-cell>
          <table:table-cell/>
          <table:table-cell table:style-name="ce24" office:value-type="date" office:date-value="2023-12-31" calcext:value-type="date">
            <text:p>31.12.2023</text:p>
          </table:table-cell>
          <table:table-cell table:style-name="ce1" table:formula="of:=633+624.51" office:value-type="float" office:value="1257.51" calcext:value-type="float">
            <office:annotation draw:style-name="gr1" draw:text-style-name="P2" svg:width="124.33pt" svg:height="50.49pt" svg:x="663.45pt" svg:y="499.38pt" draw:caption-point-x="-11.54pt" draw:caption-point-y="-19.11pt">
              <dc:date>2025-06-21T00:00:00</dc:date>
              <text:p text:style-name="P1">борг за додаткову квартплату коваль </text:p>
              <text:p text:style-name="P1">11.01.2024 - 624.51 оплата за дистопад</text:p>
            </office:annotation>
            <text:p>1257.51</text:p>
          </table:table-cell>
          <table:table-cell table:number-columns-repeated="2"/>
          <table:table-cell table:style-name="ce32" table:formula="of:=[.C30]*[.$AC$7]" office:value-type="float" office:value="30.58" calcext:value-type="float">
            <text:p>30.58</text:p>
          </table:table-cell>
          <table:table-cell table:style-name="ce32" table:formula="of:=[.C30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1-01" calcext:value-type="date">
            <text:p>01.01.2024</text:p>
          </table:table-cell>
          <table:table-cell table:style-name="ce1" office:value-type="float" office:value="917" calcext:value-type="float">
            <text:p>917</text:p>
          </table:table-cell>
          <table:table-cell table:style-name="ce1" table:formula="of:=IF([.B31]-[.B30]&gt;0;[.B31]-[.B30];0)" office:value-type="float" office:value="2" calcext:value-type="float">
            <text:p>2</text:p>
          </table:table-cell>
          <table:table-cell table:style-name="ce12"/>
          <table:table-cell table:style-name="ce14" table:formula="of:=[.C31]*([.$AC$5]+[.$AD$5])+[.$AE$7]" office:value-type="float" office:value="75.17" calcext:value-type="float">
            <text:p>75.17</text:p>
          </table:table-cell>
          <table:table-cell/>
          <table:table-cell table:style-name="ce1" office:value-type="float" office:value="7203" calcext:value-type="float">
            <text:p>7203</text:p>
          </table:table-cell>
          <table:table-cell table:style-name="ce1" table:formula="of:=(1860-[.G30])+([.G31]-7202)+0.24" office:value-type="float" office:value="5.24" calcext:value-type="float">
            <text:p>5.24</text:p>
          </table:table-cell>
          <table:table-cell table:style-name="ce12" office:value-type="float" office:value="58.4" calcext:value-type="float">
            <text:p>58.4</text:p>
          </table:table-cell>
          <table:table-cell table:style-name="ce14" table:formula="of:=[.H31]*[.$AH$5]" office:value-type="float" office:value="41.8676" calcext:value-type="float">
            <text:p>41.87</text:p>
          </table:table-cell>
          <table:table-cell/>
          <table:table-cell table:style-name="ce16" table:formula="of:=82.75" office:value-type="float" office:value="82.75" calcext:value-type="float">
            <text:p>82.75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408" calcext:value-type="float">
            <text:p>47408</text:p>
          </table:table-cell>
          <table:table-cell table:style-name="ce1" table:formula="of:=IF([.P31]-[.P30]&gt;0;[.P31]-[.P30];0)" office:value-type="float" office:value="172" calcext:value-type="float">
            <text:p>172</text:p>
          </table:table-cell>
          <table:table-cell table:style-name="ce12" table:formula="of:=IF([.Q31]&lt;250;[.Q31]*[.$AK$6];250*[.$AK$6]+([.Q31]-250)*[.$AL$6])" office:value-type="float" office:value="454.08" calcext:value-type="float">
            <text:p>454.08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20" table:formula="of:=IF([.R31]+[.N29]+[.L31]+[.J31]+[.E31]+[.T31]+[.U31]+[.I31]&gt;0;[.R31]+[.N29]+[.L31]+[.J31]+[.E31]+[.T31]+[.U31]+[.I31];0)" office:value-type="float" office:value="749.4676" calcext:value-type="float">
            <text:p>749.47</text:p>
          </table:table-cell>
          <table:table-cell/>
          <table:table-cell table:style-name="ce4" office:value-type="date" office:date-value="2024-01-22" calcext:value-type="date">
            <text:p>22.01.2024</text:p>
          </table:table-cell>
          <table:table-cell table:style-name="ce1" office:value-type="float" office:value="749.47" calcext:value-type="float">
            <text:p>749.47</text:p>
          </table:table-cell>
          <table:table-cell table:number-columns-repeated="2"/>
          <table:table-cell table:style-name="ce32" table:formula="of:=[.C31]*[.$AC$7]" office:value-type="float" office:value="30.58" calcext:value-type="float">
            <text:p>30.58</text:p>
          </table:table-cell>
          <table:table-cell table:style-name="ce32" table:formula="of:=[.C31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2-01" calcext:value-type="date">
            <text:p>01.02.2024</text:p>
          </table:table-cell>
          <table:table-cell table:style-name="ce1" office:value-type="float" office:value="919" calcext:value-type="float">
            <text:p>919</text:p>
          </table:table-cell>
          <table:table-cell table:style-name="ce1" table:formula="of:=IF([.B32]-[.B31]&gt;0;[.B32]-[.B31];0)" office:value-type="float" office:value="2" calcext:value-type="float">
            <text:p>2</text:p>
          </table:table-cell>
          <table:table-cell table:style-name="ce12"/>
          <table:table-cell table:style-name="ce14" table:formula="of:=[.C32]*([.$AC$7]+[.$AD$7])" office:value-type="float" office:value="56.48" calcext:value-type="float">
            <text:p>56.48</text:p>
          </table:table-cell>
          <table:table-cell/>
          <table:table-cell table:style-name="ce1" office:value-type="float" office:value="7258" calcext:value-type="float">
            <text:p>7258</text:p>
          </table:table-cell>
          <table:table-cell table:style-name="ce1" table:formula="of:=IF([.G32]-[.G31]&gt;0;[.G32]-[.G31];0)" office:value-type="float" office:value="55" calcext:value-type="float">
            <text:p>55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2]*[.$AH$5]" office:value-type="float" office:value="439.45" calcext:value-type="float">
            <text:p>439.45</text:p>
          </table:table-cell>
          <table:table-cell/>
          <table:table-cell table:style-name="ce12" office:value-type="float" office:value="91.04" calcext:value-type="float">
            <text:p>91.04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502" calcext:value-type="float">
            <text:p>47502</text:p>
          </table:table-cell>
          <table:table-cell table:style-name="ce1" table:formula="of:=IF([.P32]-[.P31]&gt;0;[.P32]-[.P31];0)" office:value-type="float" office:value="94" calcext:value-type="float">
            <text:p>94</text:p>
          </table:table-cell>
          <table:table-cell table:style-name="ce12" table:formula="of:=IF([.Q32]&lt;250;[.Q32]*[.$AK$6];250*[.$AK$6]+([.Q32]-250)*[.$AL$5])" office:value-type="float" office:value="248.16" calcext:value-type="float">
            <text:p>248.16</text:p>
          </table:table-cell>
          <table:table-cell table:number-columns-repeated="4"/>
          <table:table-cell table:style-name="ce20" table:formula="of:=[.R32]+[.N32]+[.L32]+[.J32]+[.E32]+[.I32]+[.$AE$7]" office:value-type="float" office:value="955.4" calcext:value-type="float">
            <text:p>955.40</text:p>
          </table:table-cell>
          <table:table-cell/>
          <table:table-cell table:style-name="ce4" office:value-type="date" office:date-value="2024-02-22" calcext:value-type="date">
            <text:p>22.02.2024</text:p>
          </table:table-cell>
          <table:table-cell table:style-name="ce1" office:value-type="float" office:value="945.4" calcext:value-type="float">
            <text:p>945.4</text:p>
          </table:table-cell>
          <table:table-cell table:number-columns-repeated="2"/>
          <table:table-cell table:style-name="ce32" table:formula="of:=[.C32]*[.$AC$7]" office:value-type="float" office:value="30.58" calcext:value-type="float">
            <text:p>30.58</text:p>
          </table:table-cell>
          <table:table-cell table:style-name="ce32" table:formula="of:=[.C32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3-01" calcext:value-type="date">
            <text:p>01.03.2024</text:p>
          </table:table-cell>
          <table:table-cell table:style-name="ce1" office:value-type="float" office:value="920" calcext:value-type="float">
            <text:p>920</text:p>
          </table:table-cell>
          <table:table-cell table:style-name="ce1" table:formula="of:=IF([.B33]-[.B32]&gt;0;[.B33]-[.B32];0)" office:value-type="float" office:value="1" calcext:value-type="float">
            <text:p>1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4" table:formula="of:=[.C33]*([.$AC$7]+[.$AD$7])" office:value-type="float" office:value="28.24" calcext:value-type="float">
            <text:p>28.24</text:p>
          </table:table-cell>
          <table:table-cell/>
          <table:table-cell table:style-name="ce1" office:value-type="float" office:value="7273" calcext:value-type="float">
            <text:p>7273</text:p>
          </table:table-cell>
          <table:table-cell table:style-name="ce1" table:formula="of:=IF([.G33]-[.G32]&gt;0;[.G33]-[.G32];0)" office:value-type="float" office:value="15" calcext:value-type="float">
            <text:p>15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3]*[.$AH$5]" office:value-type="float" office:value="119.85" calcext:value-type="float">
            <text:p>119.85</text:p>
          </table:table-cell>
          <table:table-cell/>
          <table:table-cell table:style-name="ce12" office:value-type="float" office:value="87.63" calcext:value-type="float">
            <text:p>87.63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559" calcext:value-type="float">
            <text:p>47559</text:p>
          </table:table-cell>
          <table:table-cell table:style-name="ce1" table:formula="of:=IF([.P33]-[.P32]&gt;0;[.P33]-[.P32];0)" office:value-type="float" office:value="57" calcext:value-type="float">
            <text:p>57</text:p>
          </table:table-cell>
          <table:table-cell table:style-name="ce12" table:formula="of:=IF([.Q33]&lt;250;[.Q33]*[.$AK$6];250*[.$AK$6]+([.Q33]-250)*[.$AL$5])" office:value-type="float" office:value="150.48" calcext:value-type="float">
            <text:p>150.48</text:p>
          </table:table-cell>
          <table:table-cell table:number-columns-repeated="4"/>
          <table:table-cell table:style-name="ce20" table:formula="of:=[.D33]+[.E33]+[.I33]+[.J33]+[.L33]+[.N33]+[.R33]" office:value-type="float" office:value="506.47" calcext:value-type="float">
            <text:p>506.47</text:p>
          </table:table-cell>
          <table:table-cell/>
          <table:table-cell table:style-name="ce4" office:value-type="date" office:date-value="2024-03-19" calcext:value-type="date">
            <text:p>19.03.2024</text:p>
          </table:table-cell>
          <table:table-cell table:style-name="ce1" office:value-type="float" office:value="506.47" calcext:value-type="float">
            <text:p>506.47</text:p>
          </table:table-cell>
          <table:table-cell table:number-columns-repeated="2"/>
          <table:table-cell table:style-name="ce32" table:formula="of:=[.C33]*[.$AC$7]" office:value-type="float" office:value="15.29" calcext:value-type="float">
            <text:p>15.29</text:p>
          </table:table-cell>
          <table:table-cell table:style-name="ce32" table:formula="of:=[.C33]*[.$AD$7]" office:value-type="float" office:value="12.95" calcext:value-type="float">
            <text:p>12.9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4-01" calcext:value-type="date">
            <text:p>01.04.2024</text:p>
          </table:table-cell>
          <table:table-cell table:style-name="ce1" office:value-type="float" office:value="922" calcext:value-type="float">
            <text:p>922</text:p>
          </table:table-cell>
          <table:table-cell table:style-name="ce1" table:formula="of:=IF([.B34]-[.B33]&gt;0;[.B34]-[.B33];0)" office:value-type="float" office:value="2" calcext:value-type="float">
            <text:p>2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4" table:formula="of:=[.C34]*([.$AC$7]+[.$AD$7])" office:value-type="float" office:value="56.48" calcext:value-type="float">
            <text:p>56.48</text:p>
          </table:table-cell>
          <table:table-cell/>
          <table:table-cell table:style-name="ce1" office:value-type="float" office:value="7290" calcext:value-type="float">
            <text:p>7290</text:p>
          </table:table-cell>
          <table:table-cell table:style-name="ce1" table:formula="of:=IF([.G34]-[.G33]&gt;0;[.G34]-[.G33];0)" office:value-type="float" office:value="17" calcext:value-type="float">
            <text:p>17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4]*[.$AH$5]" office:value-type="float" office:value="135.83" calcext:value-type="float">
            <text:p>135.83</text:p>
          </table:table-cell>
          <table:table-cell/>
          <table:table-cell table:style-name="ce12" office:value-type="float" office:value="84.93" calcext:value-type="float">
            <text:p>84.93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624" calcext:value-type="float">
            <text:p>47624</text:p>
          </table:table-cell>
          <table:table-cell table:style-name="ce1" table:formula="of:=IF([.P34]-[.P33]&gt;0;[.P34]-[.P33];0)" office:value-type="float" office:value="65" calcext:value-type="float">
            <text:p>65</text:p>
          </table:table-cell>
          <table:table-cell table:style-name="ce12" table:formula="of:=IF([.Q34]&lt;250;[.Q34]*[.$AK$6];250*[.$AK$6]+([.Q34]-250)*[.$AL$5])" office:value-type="float" office:value="171.6" calcext:value-type="float">
            <text:p>171.6</text:p>
          </table:table-cell>
          <table:table-cell table:number-columns-repeated="4"/>
          <table:table-cell table:style-name="ce20" table:formula="of:=[.D34]+[.E34]+[.I34]+[.J34]+[.L34]+[.N34]+[.R34]" office:value-type="float" office:value="569.11" calcext:value-type="float">
            <text:p>569.11</text:p>
          </table:table-cell>
          <table:table-cell/>
          <table:table-cell table:style-name="ce4" office:value-type="date" office:date-value="2024-04-22" calcext:value-type="date">
            <text:p>22.04.2024</text:p>
          </table:table-cell>
          <table:table-cell table:style-name="ce1" office:value-type="float" office:value="569.11" calcext:value-type="float">
            <text:p>569.11</text:p>
          </table:table-cell>
          <table:table-cell table:number-columns-repeated="2"/>
          <table:table-cell table:style-name="ce32" table:formula="of:=[.C34]*[.$AC$7]" office:value-type="float" office:value="30.58" calcext:value-type="float">
            <text:p>30.58</text:p>
          </table:table-cell>
          <table:table-cell table:style-name="ce32" table:formula="of:=[.C34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5-01" calcext:value-type="date">
            <text:p>01.05.2024</text:p>
          </table:table-cell>
          <table:table-cell table:style-name="ce1" office:value-type="float" office:value="924.9" calcext:value-type="float">
            <text:p>924.9</text:p>
          </table:table-cell>
          <table:table-cell table:style-name="ce1" table:formula="of:=IF([.B35]-[.B34]&gt;0;[.B35]-[.B34];0)" office:value-type="float" office:value="2.89999999999998" calcext:value-type="float">
            <text:p>2.89999999999998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4" table:formula="of:=[.C35]*([.$AC$7]+[.$AD$7])" office:value-type="float" office:value="81.8959999999994" calcext:value-type="float">
            <text:p>81.90</text:p>
          </table:table-cell>
          <table:table-cell/>
          <table:table-cell table:style-name="ce1" office:value-type="float" office:value="7295" calcext:value-type="float">
            <text:p>7295</text:p>
          </table:table-cell>
          <table:table-cell table:style-name="ce1" table:formula="of:=IF([.G35]-[.G34]&gt;0;[.G35]-[.G34];0)" office:value-type="float" office:value="5" calcext:value-type="float">
            <text:p>5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5]*[.$AH$5]" office:value-type="float" office:value="39.95" calcext:value-type="float">
            <text:p>39.95</text:p>
          </table:table-cell>
          <table:table-cell/>
          <table:table-cell table:style-name="ce12" office:value-type="float" office:value="86.01" calcext:value-type="float">
            <text:p>86.01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683" calcext:value-type="float">
            <text:p>47683</text:p>
          </table:table-cell>
          <table:table-cell table:style-name="ce1" table:formula="of:=IF([.P35]-[.P34]&gt;0;[.P35]-[.P34];0)" office:value-type="float" office:value="59" calcext:value-type="float">
            <text:p>59</text:p>
          </table:table-cell>
          <table:table-cell table:style-name="ce12" table:formula="of:=IF([.Q35]&lt;250;[.Q35]*[.$AK$6];250*[.$AK$6]+([.Q35]-250)*[.$AL$5])" office:value-type="float" office:value="155.76" calcext:value-type="float">
            <text:p>155.76</text:p>
          </table:table-cell>
          <table:table-cell table:number-columns-repeated="4"/>
          <table:table-cell table:style-name="ce20" table:formula="of:=[.D35]+[.E35]+[.I35]+[.J35]+[.L35]+[.N35]+[.R35]" office:value-type="float" office:value="483.885999999999" calcext:value-type="float">
            <text:p>483.89</text:p>
          </table:table-cell>
          <table:table-cell/>
          <table:table-cell table:style-name="ce4" office:value-type="date" office:date-value="2024-05-23" calcext:value-type="date">
            <text:p>23.05.2024</text:p>
          </table:table-cell>
          <table:table-cell table:style-name="ce1" office:value-type="float" office:value="483.89" calcext:value-type="float">
            <text:p>483.89</text:p>
          </table:table-cell>
          <table:table-cell table:number-columns-repeated="2"/>
          <table:table-cell table:style-name="ce32" table:formula="of:=[.C35]*[.$AC$7]" office:value-type="float" office:value="44.3409999999997" calcext:value-type="float">
            <text:p>44.34</text:p>
          </table:table-cell>
          <table:table-cell table:style-name="ce32" table:formula="of:=[.C35]*[.$AD$7]" office:value-type="float" office:value="37.5549999999997" calcext:value-type="float">
            <text:p>37.5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6-01" calcext:value-type="date">
            <text:p>01.06.2024</text:p>
          </table:table-cell>
          <table:table-cell table:style-name="ce1" office:value-type="float" office:value="927" calcext:value-type="float">
            <text:p>927</text:p>
          </table:table-cell>
          <table:table-cell table:style-name="ce1" table:formula="of:=IF([.B36]-[.B35]&gt;0;[.B36]-[.B35];0)" office:value-type="float" office:value="2.10000000000002" calcext:value-type="float">
            <text:p>2.10000000000002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4" table:formula="of:=[.C36]*([.$AC$7]+[.$AD$7])" office:value-type="float" office:value="59.3040000000006" calcext:value-type="float">
            <text:p>59.30</text:p>
          </table:table-cell>
          <table:table-cell/>
          <table:table-cell table:style-name="ce1" office:value-type="float" office:value="7298" calcext:value-type="float">
            <text:p>7298</text:p>
          </table:table-cell>
          <table:table-cell table:style-name="ce1" table:formula="of:=IF([.G36]-[.G35]&gt;0;[.G36]-[.G35];0)" office:value-type="float" office:value="3" calcext:value-type="float">
            <text:p>3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6]*[.$AH$5]" office:value-type="float" office:value="23.97" calcext:value-type="float">
            <text:p>23.97</text:p>
          </table:table-cell>
          <table:table-cell/>
          <table:table-cell table:style-name="ce12" office:value-type="float" office:value="104.71" calcext:value-type="float">
            <text:p>104.71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739" calcext:value-type="float">
            <text:p>47739</text:p>
          </table:table-cell>
          <table:table-cell table:style-name="ce1" table:formula="of:=IF([.P36]-[.P35]&gt;0;[.P36]-[.P35];0)" office:value-type="float" office:value="56" calcext:value-type="float">
            <text:p>56</text:p>
          </table:table-cell>
          <table:table-cell table:style-name="ce12" table:formula="of:=IF([.Q36]&lt;250;[.Q36]*[.$AK$6];250*[.$AK$6]+([.Q36]-250)*[.$AL$5])" office:value-type="float" office:value="147.84" calcext:value-type="float">
            <text:p>147.84</text:p>
          </table:table-cell>
          <table:table-cell table:number-columns-repeated="4"/>
          <table:table-cell table:style-name="ce20" table:formula="of:=[.D36]+[.E36]+[.I36]+[.J36]+[.L36]+[.N36]+[.R36]" office:value-type="float" office:value="456.094000000001" calcext:value-type="float">
            <text:p>456.09</text:p>
          </table:table-cell>
          <table:table-cell/>
          <table:table-cell table:style-name="ce4" office:value-type="date" office:date-value="2024-06-21" calcext:value-type="date">
            <text:p>21.06.2024</text:p>
          </table:table-cell>
          <table:table-cell table:style-name="ce1" office:value-type="float" office:value="456.09" calcext:value-type="float">
            <text:p>456.09</text:p>
          </table:table-cell>
          <table:table-cell table:number-columns-repeated="2"/>
          <table:table-cell table:style-name="ce32" table:formula="of:=[.C36]*[.$AC$7]" office:value-type="float" office:value="32.1090000000003" calcext:value-type="float">
            <text:p>32.11</text:p>
          </table:table-cell>
          <table:table-cell table:style-name="ce32" table:formula="of:=[.C36]*[.$AD$7]" office:value-type="float" office:value="27.1950000000003" calcext:value-type="float">
            <text:p>27.2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7-01" calcext:value-type="date">
            <text:p>01.07.2024</text:p>
          </table:table-cell>
          <table:table-cell table:style-name="ce1" office:value-type="float" office:value="930" calcext:value-type="float">
            <text:p>930</text:p>
          </table:table-cell>
          <table:table-cell table:style-name="ce1" table:formula="of:=IF([.B37]-[.B36]&gt;0;[.B37]-[.B36];0)" office:value-type="float" office:value="3" calcext:value-type="float">
            <text:p>3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4" table:formula="of:=[.C37]*([.$AC$7]+[.$AD$7])" office:value-type="float" office:value="84.72" calcext:value-type="float">
            <text:p>84.72</text:p>
          </table:table-cell>
          <table:table-cell/>
          <table:table-cell table:style-name="ce1" office:value-type="float" office:value="7301" calcext:value-type="float">
            <text:p>7301</text:p>
          </table:table-cell>
          <table:table-cell table:style-name="ce1" table:formula="of:=IF([.G37]-[.G36]&gt;0;[.G37]-[.G36];0)" office:value-type="float" office:value="3" calcext:value-type="float">
            <text:p>3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7]*[.$AH$5]" office:value-type="float" office:value="23.97" calcext:value-type="float">
            <text:p>23.97</text:p>
          </table:table-cell>
          <table:table-cell/>
          <table:table-cell table:style-name="ce12" office:value-type="float" office:value="103.42" calcext:value-type="float">
            <text:p>103.42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801" calcext:value-type="float">
            <text:p>47801</text:p>
          </table:table-cell>
          <table:table-cell table:style-name="ce1" table:formula="of:=IF([.P37]-[.P36]&gt;0;[.P37]-[.P36];0)" office:value-type="float" office:value="62" calcext:value-type="float">
            <text:p>62</text:p>
          </table:table-cell>
          <table:table-cell table:style-name="ce12" table:formula="of:=IF([.Q37]&lt;250;[.Q37]*[.$AK$6];250*[.$AK$6]+([.Q37]-250)*[.$AL$5])" office:value-type="float" office:value="163.68" calcext:value-type="float">
            <text:p>163.68</text:p>
          </table:table-cell>
          <table:table-cell table:number-columns-repeated="4"/>
          <table:table-cell table:style-name="ce20" table:formula="of:=[.D37]+[.E37]+[.I37]+[.J37]+[.L37]+[.N37]+[.R37]" office:value-type="float" office:value="496.06" calcext:value-type="float">
            <text:p>496.06</text:p>
          </table:table-cell>
          <table:table-cell/>
          <table:table-cell table:style-name="ce4" office:value-type="date" office:date-value="2024-07-19" calcext:value-type="date">
            <text:p>19.07.2024</text:p>
          </table:table-cell>
          <table:table-cell table:style-name="ce1" office:value-type="float" office:value="496.02" calcext:value-type="float">
            <text:p>496.02</text:p>
          </table:table-cell>
          <table:table-cell table:number-columns-repeated="2"/>
          <table:table-cell table:style-name="ce32" table:formula="of:=[.C37]*[.$AC$7]" office:value-type="float" office:value="45.87" calcext:value-type="float">
            <text:p>45.87</text:p>
          </table:table-cell>
          <table:table-cell table:style-name="ce32" table:formula="of:=[.C37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8-01" calcext:value-type="date">
            <text:p>01.08.2024</text:p>
          </table:table-cell>
          <table:table-cell table:style-name="ce1" office:value-type="float" office:value="933.6" calcext:value-type="float">
            <text:p>933.6</text:p>
          </table:table-cell>
          <table:table-cell table:style-name="ce1" table:formula="of:=IF([.B38]-[.B37]&gt;0;[.B38]-[.B37];0)" office:value-type="float" office:value="3.60000000000002" calcext:value-type="float">
            <text:p>3.60000000000002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4" table:formula="of:=[.C38]*([.$AC$7]+[.$AD$7])" office:value-type="float" office:value="101.664000000001" calcext:value-type="float">
            <text:p>101.66</text:p>
          </table:table-cell>
          <table:table-cell/>
          <table:table-cell table:style-name="ce1" office:value-type="float" office:value="7304" calcext:value-type="float">
            <text:p>7304</text:p>
          </table:table-cell>
          <table:table-cell table:style-name="ce1" table:formula="of:=IF([.G38]-[.G37]&gt;0;[.G38]-[.G37];0)" office:value-type="float" office:value="3" calcext:value-type="float">
            <text:p>3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8]*[.$AH$5]" office:value-type="float" office:value="23.97" calcext:value-type="float">
            <text:p>23.97</text:p>
          </table:table-cell>
          <table:table-cell/>
          <table:table-cell table:style-name="ce12" office:value-type="float" office:value="106.22" calcext:value-type="float">
            <text:p>106.22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866" calcext:value-type="float">
            <text:p>47866</text:p>
          </table:table-cell>
          <table:table-cell table:style-name="ce1" table:formula="of:=IF([.P38]-[.P37]&gt;0;[.P38]-[.P37];0)" office:value-type="float" office:value="65" calcext:value-type="float">
            <text:p>65</text:p>
          </table:table-cell>
          <table:table-cell table:style-name="ce12" table:formula="of:=IF([.Q38]&lt;250;[.Q38]*[.$AK$7];250*[.$AK$7]+([.Q38]-250)*[.$AL$7])" office:value-type="float" office:value="280.8" calcext:value-type="float">
            <text:p>280.8</text:p>
          </table:table-cell>
          <table:table-cell table:number-columns-repeated="4"/>
          <table:table-cell table:style-name="ce20" table:formula="of:=[.D38]+[.E38]+[.I38]+[.J38]+[.L38]+[.N38]+[.R38]" office:value-type="float" office:value="632.924000000001" calcext:value-type="float">
            <text:p>632.92</text:p>
          </table:table-cell>
          <table:table-cell/>
          <table:table-cell table:style-name="ce4" office:value-type="date" office:date-value="2024-08-29" calcext:value-type="date">
            <text:p>29.08.2024</text:p>
          </table:table-cell>
          <table:table-cell table:style-name="ce1" table:formula="of:=632.92+104" office:value-type="float" office:value="736.92" calcext:value-type="float">
            <text:p>736.92</text:p>
          </table:table-cell>
          <table:table-cell table:number-columns-repeated="2"/>
          <table:table-cell table:style-name="ce32" table:formula="of:=[.C38]*[.$AC$7]" office:value-type="float" office:value="55.0440000000003" calcext:value-type="float">
            <text:p>55.04</text:p>
          </table:table-cell>
          <table:table-cell table:style-name="ce32" table:formula="of:=[.C38]*[.$AD$7]" office:value-type="float" office:value="46.6200000000003" calcext:value-type="float">
            <text:p>46.62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09-01" calcext:value-type="date">
            <text:p>01.09.2024</text:p>
          </table:table-cell>
          <table:table-cell table:style-name="ce1" office:value-type="float" office:value="936" calcext:value-type="float">
            <text:p>936</text:p>
          </table:table-cell>
          <table:table-cell table:style-name="ce1" table:formula="of:=IF([.B39]-[.B38]&gt;0;[.B39]-[.B38];0)" office:value-type="float" office:value="2.39999999999998" calcext:value-type="float">
            <text:p>2.39999999999998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39]*([.$AC$7]+[.$AD$7])" office:value-type="float" office:value="67.7759999999994" calcext:value-type="float">
            <text:p>67.7759999999994</text:p>
          </table:table-cell>
          <table:table-cell/>
          <table:table-cell table:style-name="ce1" office:value-type="float" office:value="7307" calcext:value-type="float">
            <text:p>7307</text:p>
          </table:table-cell>
          <table:table-cell table:style-name="ce1" table:formula="of:=IF([.G39]-[.G38]&gt;0;[.G39]-[.G38];0)" office:value-type="float" office:value="3" calcext:value-type="float">
            <text:p>3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39]*[.$AH$5]" office:value-type="float" office:value="23.97" calcext:value-type="float">
            <text:p>23.97</text:p>
          </table:table-cell>
          <table:table-cell/>
          <table:table-cell table:style-name="ce12" office:value-type="float" office:value="104.2" calcext:value-type="float">
            <text:p>104.2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7938" calcext:value-type="float">
            <text:p>47938</text:p>
          </table:table-cell>
          <table:table-cell table:style-name="ce1" table:formula="of:=IF([.P39]-[.P38]&gt;0;[.P39]-[.P38];0)" office:value-type="float" office:value="72" calcext:value-type="float">
            <text:p>72</text:p>
          </table:table-cell>
          <table:table-cell table:style-name="ce12" table:formula="of:=IF([.Q39]&lt;250;[.Q39]*[.$AK$7];250*[.$AK$7]+([.Q39]-250)*[.$AL$7])" office:value-type="float" office:value="311.04" calcext:value-type="float">
            <text:p>311.04</text:p>
          </table:table-cell>
          <table:table-cell table:number-columns-repeated="4"/>
          <table:table-cell table:style-name="ce20" table:formula="of:=[.D39]+[.E39]+[.I39]+[.J39]+[.L39]+[.N39]+[.R39]" office:value-type="float" office:value="627.255999999999" calcext:value-type="float">
            <text:p>627.26</text:p>
          </table:table-cell>
          <table:table-cell/>
          <table:table-cell table:style-name="ce4" office:value-type="date" office:date-value="2024-09-24" calcext:value-type="date">
            <text:p>24.09.2024</text:p>
          </table:table-cell>
          <table:table-cell table:style-name="ce1" office:value-type="float" office:value="627.26" calcext:value-type="float">
            <text:p>627.26</text:p>
          </table:table-cell>
          <table:table-cell table:number-columns-repeated="2"/>
          <table:table-cell table:style-name="ce32" table:formula="of:=[.C39]*[.$AC$7]" office:value-type="float" office:value="36.6959999999996" calcext:value-type="float">
            <text:p>36.70</text:p>
          </table:table-cell>
          <table:table-cell table:style-name="ce32" table:formula="of:=[.C39]*[.$AD$7]" office:value-type="float" office:value="31.0799999999997" calcext:value-type="float">
            <text:p>31.08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10-01" calcext:value-type="date">
            <text:p>01.10.2024</text:p>
          </table:table-cell>
          <table:table-cell table:style-name="ce1" office:value-type="float" office:value="940" calcext:value-type="float">
            <text:p>940</text:p>
          </table:table-cell>
          <table:table-cell table:style-name="ce1" table:formula="of:=IF([.B40]-[.B39]&gt;0;[.B40]-[.B39];0)" office:value-type="float" office:value="4" calcext:value-type="float">
            <text:p>4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0]*([.$AC$7]+[.$AD$7])" office:value-type="float" office:value="112.96" calcext:value-type="float">
            <text:p>112.96</text:p>
          </table:table-cell>
          <table:table-cell/>
          <table:table-cell table:style-name="ce1" office:value-type="float" office:value="7312" calcext:value-type="float">
            <text:p>7312</text:p>
          </table:table-cell>
          <table:table-cell table:style-name="ce1" table:formula="of:=IF([.G40]-[.G39]&gt;0;[.G40]-[.G39];0)" office:value-type="float" office:value="5" calcext:value-type="float">
            <text:p>5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0]*[.$AH$5]" office:value-type="float" office:value="39.95" calcext:value-type="float">
            <text:p>39.95</text:p>
          </table:table-cell>
          <table:table-cell/>
          <table:table-cell table:style-name="ce12" office:value-type="float" office:value="104.24" calcext:value-type="float">
            <text:p>104.24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007" calcext:value-type="float">
            <text:p>48007</text:p>
          </table:table-cell>
          <table:table-cell table:style-name="ce1" table:formula="of:=IF([.P40]-[.P39]&gt;0;[.P40]-[.P39];0)" office:value-type="float" office:value="69" calcext:value-type="float">
            <text:p>69</text:p>
          </table:table-cell>
          <table:table-cell table:style-name="ce12" table:formula="of:=IF([.Q40]&lt;250;[.Q40]*[.$AK$7];250*[.$AK$7]+([.Q40]-250)*[.$AL$7])" office:value-type="float" office:value="298.08" calcext:value-type="float">
            <text:p>298.08</text:p>
          </table:table-cell>
          <table:table-cell table:number-columns-repeated="4"/>
          <table:table-cell table:style-name="ce20" table:formula="of:=[.D40]+[.E40]+[.I40]+[.J40]+[.L40]+[.N40]+[.R40]" office:value-type="float" office:value="675.5" calcext:value-type="float">
            <text:p>675.50</text:p>
          </table:table-cell>
          <table:table-cell/>
          <table:table-cell table:style-name="ce24" office:value-type="date" office:date-value="2024-10-13" calcext:value-type="date">
            <text:p>13.10.2024</text:p>
          </table:table-cell>
          <table:table-cell table:style-name="ce1" office:value-type="float" office:value="675.5" calcext:value-type="float">
            <text:p>675.5</text:p>
          </table:table-cell>
          <table:table-cell table:number-columns-repeated="2"/>
          <table:table-cell table:style-name="ce32" table:formula="of:=[.C40]*[.$AC$7]" office:value-type="float" office:value="61.16" calcext:value-type="float">
            <text:p>61.16</text:p>
          </table:table-cell>
          <table:table-cell table:style-name="ce32" table:formula="of:=[.C40]*[.$AD$7]" office:value-type="float" office:value="51.8" calcext:value-type="float">
            <text:p>51.8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11-01" calcext:value-type="date">
            <text:p>01.11.2024</text:p>
          </table:table-cell>
          <table:table-cell table:style-name="ce1" office:value-type="float" office:value="942" calcext:value-type="float">
            <text:p>942</text:p>
          </table:table-cell>
          <table:table-cell table:style-name="ce1" table:formula="of:=IF([.B41]-[.B40]&gt;0;[.B41]-[.B40];0)" office:value-type="float" office:value="2" calcext:value-type="float">
            <text:p>2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1]*([.$AC$7]+[.$AD$7])" office:value-type="float" office:value="56.48" calcext:value-type="float">
            <text:p>56.48</text:p>
          </table:table-cell>
          <table:table-cell/>
          <table:table-cell table:style-name="ce1" office:value-type="float" office:value="7318" calcext:value-type="float">
            <text:p>7318</text:p>
          </table:table-cell>
          <table:table-cell table:style-name="ce1" table:formula="of:=IF([.G41]-[.G40]&gt;0;[.G41]-[.G40];0)" office:value-type="float" office:value="6" calcext:value-type="float">
            <text:p>6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1]*[.$AH$5]" office:value-type="float" office:value="47.94" calcext:value-type="float">
            <text:p>47.94</text:p>
          </table:table-cell>
          <table:table-cell/>
          <table:table-cell table:style-name="ce12" office:value-type="float" office:value="107.18" calcext:value-type="float">
            <text:p>107.18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074" calcext:value-type="float">
            <text:p>48074</text:p>
          </table:table-cell>
          <table:table-cell table:style-name="ce1" table:formula="of:=IF([.P41]-[.P40]&gt;0;[.P41]-[.P40];0)" office:value-type="float" office:value="67" calcext:value-type="float">
            <text:p>67</text:p>
          </table:table-cell>
          <table:table-cell table:style-name="ce12" table:formula="of:=IF([.Q41]&lt;250;[.Q41]*[.$AK$7];250*[.$AK$7]+([.Q41]-250)*[.$AL$7])" office:value-type="float" office:value="289.44" calcext:value-type="float">
            <text:p>289.44</text:p>
          </table:table-cell>
          <table:table-cell table:number-columns-repeated="4"/>
          <table:table-cell table:style-name="ce20" table:formula="of:=[.D41]+[.E41]+[.I41]+[.J41]+[.L41]+[.N41]+[.R41]" office:value-type="float" office:value="621.31" calcext:value-type="float">
            <text:p>621.31</text:p>
          </table:table-cell>
          <table:table-cell/>
          <table:table-cell table:style-name="ce24" office:value-type="date" office:date-value="2024-10-13" calcext:value-type="date">
            <text:p>13.10.2024</text:p>
          </table:table-cell>
          <table:table-cell table:style-name="ce1" office:value-type="float" office:value="675.5" calcext:value-type="float">
            <text:p>675.5</text:p>
          </table:table-cell>
          <table:table-cell table:number-columns-repeated="2"/>
          <table:table-cell table:style-name="ce32" table:formula="of:=[.C41]*[.$AC$7]" office:value-type="float" office:value="30.58" calcext:value-type="float">
            <text:p>30.58</text:p>
          </table:table-cell>
          <table:table-cell table:style-name="ce32" table:formula="of:=[.C41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4-12-01" calcext:value-type="date">
            <text:p>01.12.2024</text:p>
          </table:table-cell>
          <table:table-cell table:style-name="ce1" office:value-type="float" office:value="945" calcext:value-type="float">
            <text:p>945</text:p>
          </table:table-cell>
          <table:table-cell table:style-name="ce1" table:formula="of:=IF([.B42]-[.B41]&gt;0;[.B42]-[.B41];0)" office:value-type="float" office:value="3" calcext:value-type="float">
            <text:p>3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2]*([.$AC$7]+[.$AD$7])" office:value-type="float" office:value="84.72" calcext:value-type="float">
            <text:p>84.72</text:p>
          </table:table-cell>
          <table:table-cell/>
          <table:table-cell table:style-name="ce1" office:value-type="float" office:value="7365" calcext:value-type="float">
            <text:p>7365</text:p>
          </table:table-cell>
          <table:table-cell table:style-name="ce1" table:formula="of:=IF([.G42]-[.G41]&gt;0;[.G42]-[.G41];0)" office:value-type="float" office:value="47" calcext:value-type="float">
            <text:p>47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2]*[.$AH$5]" office:value-type="float" office:value="375.53" calcext:value-type="float">
            <text:p>375.53</text:p>
          </table:table-cell>
          <table:table-cell/>
          <table:table-cell table:style-name="ce12" office:value-type="float" office:value="105.92" calcext:value-type="float">
            <text:p>105.92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163" calcext:value-type="float">
            <text:p>48163</text:p>
          </table:table-cell>
          <table:table-cell table:style-name="ce1" table:formula="of:=IF([.P42]-[.P41]&gt;0;[.P42]-[.P41];0)" office:value-type="float" office:value="89" calcext:value-type="float">
            <text:p>89</text:p>
          </table:table-cell>
          <table:table-cell table:style-name="ce12" table:formula="of:=IF([.Q42]&lt;250;[.Q42]*[.$AK$7];250*[.$AK$7]+([.Q42]-250)*[.$AL$7])" office:value-type="float" office:value="384.48" calcext:value-type="float">
            <text:p>384.48</text:p>
          </table:table-cell>
          <table:table-cell table:number-columns-repeated="4"/>
          <table:table-cell table:style-name="ce20" table:formula="of:=[.D42]+[.E42]+[.I42]+[.J42]+[.L42]+[.N42]+[.R42]" office:value-type="float" office:value="1070.92" calcext:value-type="float">
            <text:p>1070.92</text:p>
          </table:table-cell>
          <table:table-cell/>
          <table:table-cell table:style-name="ce24" office:value-type="date" office:date-value="2024-12-14" calcext:value-type="date">
            <text:p>14.12.2024</text:p>
          </table:table-cell>
          <table:table-cell table:style-name="ce1" office:value-type="float" office:value="1070.92" calcext:value-type="float">
            <text:p>1070.92</text:p>
          </table:table-cell>
          <table:table-cell table:number-columns-repeated="2"/>
          <table:table-cell table:style-name="ce32" table:formula="of:=[.C42]*[.$AC$7]" office:value-type="float" office:value="45.87" calcext:value-type="float">
            <text:p>45.87</text:p>
          </table:table-cell>
          <table:table-cell table:style-name="ce32" table:formula="of:=[.C42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5-01-01" calcext:value-type="date">
            <text:p>01.01.2025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formula="of:=IF([.B43]-[.B42]&gt;0;[.B43]-[.B42];0)" office:value-type="float" office:value="3" calcext:value-type="float">
            <text:p>3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3]*([.$AC$7]+[.$AD$7])" office:value-type="float" office:value="84.72" calcext:value-type="float">
            <text:p>84.72</text:p>
          </table:table-cell>
          <table:table-cell/>
          <table:table-cell table:style-name="ce1" office:value-type="float" office:value="7435" calcext:value-type="float">
            <text:p>7435</text:p>
          </table:table-cell>
          <table:table-cell table:style-name="ce1" table:formula="of:=IF([.G43]-[.G42]&gt;0;[.G43]-[.G42];0)" office:value-type="float" office:value="70" calcext:value-type="float">
            <text:p>70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3]*[.$AH$5]" office:value-type="float" office:value="559.3" calcext:value-type="float">
            <text:p>559.3</text:p>
          </table:table-cell>
          <table:table-cell/>
          <table:table-cell table:style-name="ce12" office:value-type="float" office:value="106.9" calcext:value-type="float">
            <text:p>106.9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266" calcext:value-type="float">
            <text:p>48266</text:p>
          </table:table-cell>
          <table:table-cell table:style-name="ce1" table:formula="of:=IF([.P43]-[.P42]&gt;0;[.P43]-[.P42];0)" office:value-type="float" office:value="103" calcext:value-type="float">
            <text:p>103</text:p>
          </table:table-cell>
          <table:table-cell table:style-name="ce12" table:formula="of:=IF([.Q43]&lt;250;[.Q43]*[.$AK$7];250*[.$AK$7]+([.Q43]-250)*[.$AL$7])" office:value-type="float" office:value="444.96" calcext:value-type="float">
            <text:p>444.96</text:p>
          </table:table-cell>
          <table:table-cell table:number-columns-repeated="4"/>
          <table:table-cell table:style-name="ce20" table:formula="of:=[.D43]+[.E43]+[.I43]+[.J43]+[.L43]+[.N43]+[.R43]" office:value-type="float" office:value="1316.15" calcext:value-type="float">
            <text:p>1316.15</text:p>
          </table:table-cell>
          <table:table-cell/>
          <table:table-cell table:style-name="ce4" office:value-type="date" office:date-value="2025-01-16" calcext:value-type="date">
            <text:p>16.01.2025</text:p>
          </table:table-cell>
          <table:table-cell table:style-name="ce1" office:value-type="float" office:value="1316.15" calcext:value-type="float">
            <text:p>1316.15</text:p>
          </table:table-cell>
          <table:table-cell table:number-columns-repeated="2"/>
          <table:table-cell table:style-name="ce32" table:formula="of:=[.C43]*[.$AC$7]" office:value-type="float" office:value="45.87" calcext:value-type="float">
            <text:p>45.87</text:p>
          </table:table-cell>
          <table:table-cell table:style-name="ce32" table:formula="of:=[.C43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5-02-01" calcext:value-type="date">
            <text:p>01.02.2025</text:p>
          </table:table-cell>
          <table:table-cell table:style-name="ce1" office:value-type="float" office:value="951" calcext:value-type="float">
            <text:p>951</text:p>
          </table:table-cell>
          <table:table-cell table:style-name="ce1" table:formula="of:=IF([.B44]-[.B43]&gt;0;[.B44]-[.B43];0)" office:value-type="float" office:value="3" calcext:value-type="float">
            <text:p>3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4]*([.$AC$7]+[.$AD$7])" office:value-type="float" office:value="84.72" calcext:value-type="float">
            <text:p>84.72</text:p>
          </table:table-cell>
          <table:table-cell/>
          <table:table-cell table:style-name="ce1" office:value-type="float" office:value="7497" calcext:value-type="float">
            <text:p>7497</text:p>
          </table:table-cell>
          <table:table-cell table:style-name="ce1" table:formula="of:=IF([.G44]-[.G43]&gt;0;[.G44]-[.G43];0)" office:value-type="float" office:value="62" calcext:value-type="float">
            <text:p>62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4]*[.$AH$5]" office:value-type="float" office:value="495.38" calcext:value-type="float">
            <text:p>495.38</text:p>
          </table:table-cell>
          <table:table-cell/>
          <table:table-cell table:style-name="ce12" office:value-type="float" office:value="107.31" calcext:value-type="float">
            <text:p>107.31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375" calcext:value-type="float">
            <text:p>48375</text:p>
          </table:table-cell>
          <table:table-cell table:style-name="ce1" table:formula="of:=IF([.P44]-[.P43]&gt;0;[.P44]-[.P43];0)" office:value-type="float" office:value="109" calcext:value-type="float">
            <text:p>109</text:p>
          </table:table-cell>
          <table:table-cell table:style-name="ce12" table:formula="of:=IF([.Q44]&lt;250;[.Q44]*[.$AK$7];250*[.$AK$7]+([.Q44]-250)*[.$AL$7])" office:value-type="float" office:value="470.88" calcext:value-type="float">
            <text:p>470.88</text:p>
          </table:table-cell>
          <table:table-cell table:number-columns-repeated="4"/>
          <table:table-cell table:style-name="ce20" table:formula="of:=[.D44]+[.E44]+[.I44]+[.J44]+[.L44]+[.N44]+[.R44]" office:value-type="float" office:value="1278.56" calcext:value-type="float">
            <text:p>1278.56</text:p>
          </table:table-cell>
          <table:table-cell/>
          <table:table-cell table:style-name="ce4" office:value-type="date" office:date-value="2025-02-21" calcext:value-type="date">
            <text:p>21.02.2025</text:p>
          </table:table-cell>
          <table:table-cell table:style-name="ce1" office:value-type="float" office:value="1278.56" calcext:value-type="float">
            <text:p>1278.56</text:p>
          </table:table-cell>
          <table:table-cell table:number-columns-repeated="2"/>
          <table:table-cell table:style-name="ce32" table:formula="of:=[.C44]*[.$AC$7]" office:value-type="float" office:value="45.87" calcext:value-type="float">
            <text:p>45.87</text:p>
          </table:table-cell>
          <table:table-cell table:style-name="ce32" table:formula="of:=[.C44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5-03-01" calcext:value-type="date">
            <text:p>01.03.2025</text:p>
          </table:table-cell>
          <table:table-cell table:style-name="ce1" office:value-type="float" office:value="954" calcext:value-type="float">
            <text:p>954</text:p>
          </table:table-cell>
          <table:table-cell table:style-name="ce1" table:formula="of:=IF([.B45]-[.B44]&gt;0;[.B45]-[.B44];0)" office:value-type="float" office:value="3" calcext:value-type="float">
            <text:p>3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5]*([.$AC$7]+[.$AD$7])" office:value-type="float" office:value="84.72" calcext:value-type="float">
            <text:p>84.72</text:p>
          </table:table-cell>
          <table:table-cell/>
          <table:table-cell table:style-name="ce1" office:value-type="float" office:value="7577" calcext:value-type="float">
            <text:p>7577</text:p>
          </table:table-cell>
          <table:table-cell table:style-name="ce1" table:formula="of:=IF([.G45]-[.G44]&gt;0;[.G45]-[.G44];0)" office:value-type="float" office:value="80" calcext:value-type="float">
            <text:p>80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5]*[.$AH$5]" office:value-type="float" office:value="639.2" calcext:value-type="float">
            <text:p>639.2</text:p>
          </table:table-cell>
          <table:table-cell/>
          <table:table-cell table:style-name="ce12" office:value-type="float" office:value="107.06" calcext:value-type="float">
            <text:p>107.06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485" calcext:value-type="float">
            <text:p>48485</text:p>
          </table:table-cell>
          <table:table-cell table:style-name="ce1" table:formula="of:=IF([.P45]-[.P44]&gt;0;[.P45]-[.P44];0)" office:value-type="float" office:value="110" calcext:value-type="float">
            <text:p>110</text:p>
          </table:table-cell>
          <table:table-cell table:style-name="ce12" table:formula="of:=IF([.Q45]&lt;250;[.Q45]*[.$AK$7];250*[.$AK$7]+([.Q45]-250)*[.$AL$7])" office:value-type="float" office:value="475.2" calcext:value-type="float">
            <text:p>475.2</text:p>
          </table:table-cell>
          <table:table-cell table:number-columns-repeated="4"/>
          <table:table-cell table:style-name="ce20" table:formula="of:=[.D45]+[.E45]+[.I45]+[.J45]+[.L45]+[.N45]+[.R45]" office:value-type="float" office:value="1426.45" calcext:value-type="float">
            <text:p>1426.45</text:p>
          </table:table-cell>
          <table:table-cell/>
          <table:table-cell table:style-name="ce4" office:value-type="date" office:date-value="2025-03-12" calcext:value-type="date">
            <text:p>12.03.2025</text:p>
          </table:table-cell>
          <table:table-cell table:style-name="ce1" office:value-type="float" office:value="1426.45" calcext:value-type="float">
            <text:p>1426.45</text:p>
          </table:table-cell>
          <table:table-cell table:number-columns-repeated="2"/>
          <table:table-cell table:style-name="ce32" table:formula="of:=[.C45]*[.$AC$7]" office:value-type="float" office:value="45.87" calcext:value-type="float">
            <text:p>45.87</text:p>
          </table:table-cell>
          <table:table-cell table:style-name="ce32" table:formula="of:=[.C45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5-04-01" calcext:value-type="date">
            <text:p>01.04.2025</text:p>
          </table:table-cell>
          <table:table-cell table:style-name="ce1" office:value-type="float" office:value="957" calcext:value-type="float">
            <text:p>957</text:p>
          </table:table-cell>
          <table:table-cell table:style-name="ce1" table:formula="of:=IF([.B46]-[.B45]&gt;0;[.B46]-[.B45];0)" office:value-type="float" office:value="3" calcext:value-type="float">
            <text:p>3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6]*([.$AC$7]+[.$AD$7])" office:value-type="float" office:value="84.72" calcext:value-type="float">
            <text:p>84.72</text:p>
          </table:table-cell>
          <table:table-cell/>
          <table:table-cell table:style-name="ce1" office:value-type="float" office:value="7597" calcext:value-type="float">
            <text:p>7597</text:p>
          </table:table-cell>
          <table:table-cell table:style-name="ce1" table:formula="of:=IF([.G46]-[.G45]&gt;0;[.G46]-[.G45];0)" office:value-type="float" office:value="20" calcext:value-type="float">
            <text:p>20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6]*[.$AH$5]" office:value-type="float" office:value="159.8" calcext:value-type="float">
            <text:p>159.8</text:p>
          </table:table-cell>
          <table:table-cell/>
          <table:table-cell table:style-name="ce12" office:value-type="float" office:value="135" calcext:value-type="float">
            <text:p>135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550" calcext:value-type="float">
            <text:p>48550</text:p>
          </table:table-cell>
          <table:table-cell table:style-name="ce1" table:formula="of:=IF([.P46]-[.P45]&gt;0;[.P46]-[.P45];0)" office:value-type="float" office:value="65" calcext:value-type="float">
            <text:p>65</text:p>
          </table:table-cell>
          <table:table-cell table:style-name="ce12" table:formula="of:=IF([.Q46]&lt;250;[.Q46]*[.$AK$7];250*[.$AK$7]+([.Q46]-250)*[.$AL$7])" office:value-type="float" office:value="280.8" calcext:value-type="float">
            <text:p>280.8</text:p>
          </table:table-cell>
          <table:table-cell table:number-columns-repeated="4"/>
          <table:table-cell table:style-name="ce20" table:formula="of:=[.D46]+[.E46]+[.I46]+[.J46]+[.L46]+[.N46]+[.R46]" office:value-type="float" office:value="780.59" calcext:value-type="float">
            <text:p>780.59</text:p>
          </table:table-cell>
          <table:table-cell table:number-columns-repeated="5"/>
          <table:table-cell table:style-name="ce32" table:formula="of:=[.C46]*[.$AC$7]" office:value-type="float" office:value="45.87" calcext:value-type="float">
            <text:p>45.87</text:p>
          </table:table-cell>
          <table:table-cell table:style-name="ce32" table:formula="of:=[.C46]*[.$AD$7]" office:value-type="float" office:value="38.85" calcext:value-type="float">
            <text:p>38.85</text:p>
          </table:table-cell>
          <table:table-cell table:number-columns-repeated="994"/>
        </table:table-row>
        <table:table-row table:style-name="ro1">
          <table:table-cell table:style-name="ce4" office:value-type="date" office:date-value="2025-05-01" calcext:value-type="date">
            <text:p>01.05.2025</text:p>
          </table:table-cell>
          <table:table-cell table:style-name="ce1" office:value-type="float" office:value="959" calcext:value-type="float">
            <text:p>959</text:p>
          </table:table-cell>
          <table:table-cell table:style-name="ce1" table:formula="of:=IF([.B47]-[.B46]&gt;0;[.B47]-[.B46];0)" office:value-type="float" office:value="2" calcext:value-type="float">
            <text:p>2</text:p>
          </table:table-cell>
          <table:table-cell table:style-name="ce12" table:formula="of:=[.$AE$7]" office:value-type="float" office:value="24.67" calcext:value-type="float">
            <text:p>24.67</text:p>
          </table:table-cell>
          <table:table-cell table:style-name="ce12" table:formula="of:=[.C47]*([.$AC$7]+[.$AD$7])" office:value-type="float" office:value="56.48" calcext:value-type="float">
            <text:p>56.48</text:p>
          </table:table-cell>
          <table:table-cell/>
          <table:table-cell table:style-name="ce1" office:value-type="float" office:value="7608" calcext:value-type="float">
            <text:p>7608</text:p>
          </table:table-cell>
          <table:table-cell table:style-name="ce1" table:formula="of:=IF([.G47]-[.G46]&gt;0;[.G47]-[.G46];0)" office:value-type="float" office:value="11" calcext:value-type="float">
            <text:p>11</text:p>
          </table:table-cell>
          <table:table-cell table:style-name="ce12" office:value-type="float" office:value="58.4" calcext:value-type="float">
            <text:p>58.4</text:p>
          </table:table-cell>
          <table:table-cell table:style-name="ce12" table:formula="of:=[.H47]*[.$AH$5]" office:value-type="float" office:value="87.89" calcext:value-type="float">
            <text:p>87.89</text:p>
          </table:table-cell>
          <table:table-cell/>
          <table:table-cell table:style-name="ce12" office:value-type="float" office:value="124.03" calcext:value-type="float">
            <text:p>124.03</text:p>
          </table:table-cell>
          <table:table-cell/>
          <table:table-cell table:style-name="ce12" office:value-type="float" office:value="37.2" calcext:value-type="float">
            <text:p>37.2</text:p>
          </table:table-cell>
          <table:table-cell/>
          <table:table-cell table:style-name="ce1" office:value-type="float" office:value="48606" calcext:value-type="float">
            <text:p>48606</text:p>
          </table:table-cell>
          <table:table-cell table:style-name="ce1" table:formula="of:=IF([.P47]-[.P46]&gt;0;[.P47]-[.P46];0)" office:value-type="float" office:value="56" calcext:value-type="float">
            <text:p>56</text:p>
          </table:table-cell>
          <table:table-cell table:style-name="ce12" table:formula="of:=IF([.Q47]&lt;250;[.Q47]*[.$AK$7];250*[.$AK$7]+([.Q47]-250)*[.$AL$7])" office:value-type="float" office:value="241.92" calcext:value-type="float">
            <text:p>241.92</text:p>
          </table:table-cell>
          <table:table-cell table:number-columns-repeated="4"/>
          <table:table-cell table:style-name="ce20" table:formula="of:=[.D47]+[.E47]+[.I47]+[.J47]+[.L47]+[.N47]+[.R47]" office:value-type="float" office:value="630.59" calcext:value-type="float">
            <text:p>630.59</text:p>
          </table:table-cell>
          <table:table-cell table:number-columns-repeated="5"/>
          <table:table-cell table:style-name="ce32" table:formula="of:=[.C47]*[.$AC$7]" office:value-type="float" office:value="30.58" calcext:value-type="float">
            <text:p>30.58</text:p>
          </table:table-cell>
          <table:table-cell table:style-name="ce32" table:formula="of:=[.C47]*[.$AD$7]" office:value-type="float" office:value="25.9" calcext:value-type="float">
            <text:p>25.90</text:p>
          </table:table-cell>
          <table:table-cell table:number-columns-repeated="994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27">
      <number:day number:style="long"/>
      <number:text>.</number:text>
      <number:month number:style="long"/>
      <number:text>.</number:text>
      <number:year number:style="long"/>
      <number:text>.</number:text>
    </number:date-style>
    <number:date-style style:name="N128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5" meta:object-count="0"/>
    <meta:generator>LibreOfficeDev/6.0.5.2$Linux_X86_64 LibreOffice_project/</meta:generator>
  </office:meta>
</office:document-meta>
</file>